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Times New Roman" svg:font-family="'Times New Roman'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Code">
      <loext:graphic-properties draw:fill="solid" draw:fill-color="#fbd4b4"/>
      <style:paragraph-properties fo:background-color="#fbd4b4" fo:padding-left="0.141cm" fo:padding-right="0.141cm" fo:padding-top="0.035cm" fo:padding-bottom="0.035cm" fo:border="0.51pt solid #000000" style:shadow="none"/>
      <style:text-properties officeooo:paragraph-rsid="002395b6"/>
    </style:style>
    <style:style style:name="P2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ddd3f" officeooo:paragraph-rsid="001ddd3f" fo:background-color="transparent"/>
    </style:style>
    <style:style style:name="P3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569db" officeooo:paragraph-rsid="001b924a" fo:background-color="transparent" style:font-size-asian="9.60000038146973pt" style:font-size-complex="9.60000038146973pt"/>
    </style:style>
    <style:style style:name="P4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8bebb" officeooo:paragraph-rsid="001b924a" fo:background-color="transparent" style:font-size-asian="9.60000038146973pt" style:font-size-complex="9.60000038146973pt"/>
    </style:style>
    <style:style style:name="P5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8bebb" officeooo:paragraph-rsid="001b924a" fo:background-color="transparent"/>
    </style:style>
    <style:style style:name="P6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24405e" officeooo:paragraph-rsid="0024405e" fo:background-color="transparent"/>
    </style:style>
    <style:style style:name="P7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ddd3f" officeooo:paragraph-rsid="001ddd3f" fo:background-color="#ffffa6"/>
    </style:style>
    <style:style style:name="P8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215973" officeooo:paragraph-rsid="002a524e" fo:background-color="#ffffa6"/>
    </style:style>
    <style:style style:name="P9" style:family="paragraph" style:parent-style-name="Standard">
      <style:text-properties style:use-window-font-color="true" loext:opacity="0%" style:font-name="Segoe UI" fo:font-size="9.60000038146973pt" fo:language="en" fo:country="US" fo:font-weight="normal" officeooo:rsid="001ddd3f" officeooo:paragraph-rsid="001ddd3f" fo:background-color="#f7d1d5"/>
    </style:style>
    <style:style style:name="P10" style:family="paragraph" style:parent-style-name="Standard">
      <style:text-properties style:use-window-font-color="true" loext:opacity="0%" style:font-name="Segoe UI" fo:font-size="9.60000038146973pt" fo:language="en" fo:country="US" officeooo:rsid="0017b24e" officeooo:paragraph-rsid="001b924a" fo:background-color="transparent" style:font-size-asian="9.60000038146973pt" style:font-size-complex="9.60000038146973pt"/>
    </style:style>
    <style:style style:name="P11" style:family="paragraph" style:parent-style-name="Standard">
      <style:text-properties style:use-window-font-color="true" loext:opacity="0%" style:font-name="Segoe UI" fo:font-size="9.60000038146973pt" fo:language="en" fo:country="US" fo:font-weight="bold" officeooo:rsid="00287cee" officeooo:paragraph-rsid="00287cee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Segoe UI" fo:font-size="9.60000038146973pt" fo:language="en" fo:country="US" fo:font-weight="bold" officeooo:rsid="00287cee" officeooo:paragraph-rsid="0026d824" fo:background-color="transparent" style:font-weight-asian="bold" style:font-weight-complex="bold"/>
    </style:style>
    <style:style style:name="P13" style:family="paragraph" style:parent-style-name="Standard">
      <style:text-properties style:use-window-font-color="true" loext:opacity="0%" style:font-name="Segoe UI" fo:font-size="9.60000038146973pt" fo:language="en" fo:country="US" fo:font-weight="bold" officeooo:rsid="001ddd3f" officeooo:paragraph-rsid="001ddd3f" fo:background-color="#3fe3ef" style:font-weight-asian="bold" style:font-weight-complex="bold"/>
    </style:style>
    <style:style style:name="P14" style:family="paragraph" style:parent-style-name="Standard">
      <style:text-properties style:use-window-font-color="true" loext:opacity="0%" style:font-name="Segoe UI" fo:font-size="9.60000038146973pt" fo:language="bg" fo:country="BG" fo:font-weight="normal" officeooo:rsid="001569db" officeooo:paragraph-rsid="001b924a" fo:background-color="transparent"/>
    </style:style>
    <style:style style:name="P15" style:family="paragraph" style:parent-style-name="Standard">
      <style:paragraph-properties style:line-height-at-least="0.466cm"/>
      <style:text-properties style:use-window-font-color="true" loext:opacity="0%" style:font-name="Segoe UI" fo:font-size="9.60000038146973pt" fo:language="bg" fo:country="BG" fo:font-weight="normal" officeooo:rsid="001569db" officeooo:paragraph-rsid="0098a3ba" fo:background-color="transparent"/>
    </style:style>
    <style:style style:name="P16" style:family="paragraph" style:parent-style-name="Standard">
      <style:paragraph-properties style:line-height-at-least="0.466cm"/>
      <style:text-properties style:use-window-font-color="true" loext:opacity="0%" style:font-name="Segoe UI" fo:font-size="9.60000038146973pt" fo:language="bg" fo:country="BG" fo:font-weight="normal" officeooo:rsid="001569db" officeooo:paragraph-rsid="009a4b12" fo:background-color="transparent"/>
    </style:style>
    <style:style style:name="P17" style:family="paragraph" style:parent-style-name="Standard">
      <style:text-properties style:use-window-font-color="true" loext:opacity="0%" style:font-name="Segoe UI" fo:font-size="9.60000038146973pt" fo:language="bg" fo:country="BG" fo:font-weight="normal" officeooo:rsid="0019c7c9" officeooo:paragraph-rsid="001b924a" fo:background-color="transparent"/>
    </style:style>
    <style:style style:name="P18" style:family="paragraph" style:parent-style-name="Standard">
      <style:text-properties style:use-window-font-color="true" loext:opacity="0%" style:font-name="Segoe UI" fo:font-size="9.60000038146973pt" fo:language="bg" fo:country="BG" fo:font-weight="normal" officeooo:rsid="003220e0" officeooo:paragraph-rsid="00302b72" fo:background-color="transparent" style:font-size-asian="9.60000038146973pt" style:font-weight-asian="normal" style:font-size-complex="9.60000038146973pt" style:font-weight-complex="normal"/>
    </style:style>
    <style:style style:name="P19" style:family="paragraph" style:parent-style-name="Standard">
      <style:text-properties style:use-window-font-color="true" loext:opacity="0%" style:font-name="Consolas1" fo:font-size="9.60000038146973pt" fo:language="en" fo:country="US" fo:font-weight="normal" officeooo:rsid="0024405e" officeooo:paragraph-rsid="0024405e" fo:background-color="#3fe3ef"/>
    </style:style>
    <style:style style:name="P20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en" fo:country="US" fo:font-weight="normal" officeooo:rsid="0024405e" officeooo:paragraph-rsid="0091b124" fo:background-color="#3fe3ef"/>
    </style:style>
    <style:style style:name="P21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en" fo:country="US" fo:font-weight="normal" officeooo:rsid="0092ff89" officeooo:paragraph-rsid="0092ff89" fo:background-color="#3fe3ef"/>
    </style:style>
    <style:style style:name="P22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font-weight="normal" fo:background-color="#3fe3ef"/>
    </style:style>
    <style:style style:name="P23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2ff89" officeooo:paragraph-rsid="0092ff89" fo:background-color="#3fe3ef"/>
    </style:style>
    <style:style style:name="P24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8a3ba" officeooo:paragraph-rsid="0098a3ba" fo:background-color="#3fe3ef"/>
    </style:style>
    <style:style style:name="P25" style:family="paragraph" style:parent-style-name="Standard">
      <style:paragraph-properties style:line-height-at-least="0.466cm"/>
      <style:text-properties style:use-window-font-color="true" loext:opacity="0%" style:font-name="Consolas1" fo:font-size="9.60000038146973pt" fo:language="bg" fo:country="BG" fo:font-weight="normal" officeooo:rsid="0098a3ba" officeooo:paragraph-rsid="009a4b12" fo:background-color="#3fe3ef"/>
    </style:style>
    <style:style style:name="P26" style:family="paragraph" style:parent-style-name="Standard">
      <style:paragraph-properties style:line-height-at-least="0.466cm"/>
      <style:text-properties style:use-window-font-color="true" loext:opacity="0%" fo:background-color="#3fe3ef"/>
    </style:style>
    <style:style style:name="P27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fo:background-color="#221a0f"/>
    </style:style>
    <style:style style:name="P28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paragraph-rsid="00a90350" fo:background-color="#221a0f"/>
    </style:style>
    <style:style style:name="P29" style:family="paragraph" style:parent-style-name="Standard">
      <style:text-properties fo:color="#d3af86" loext:opacity="100%" style:font-name="Consolas1" fo:font-size="9.60000038146973pt" fo:font-weight="normal" officeooo:paragraph-rsid="00287cee" fo:background-color="#221a0f"/>
    </style:style>
    <style:style style:name="P30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8eb648" officeooo:paragraph-rsid="008eb648" fo:background-color="#221a0f"/>
    </style:style>
    <style:style style:name="P31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a90350" officeooo:paragraph-rsid="00a90350" fo:background-color="#221a0f"/>
    </style:style>
    <style:style style:name="P32" style:family="paragraph" style:parent-style-name="Standard">
      <style:paragraph-properties style:line-height-at-least="0.466cm"/>
      <style:text-properties fo:color="#d3af86" loext:opacity="100%" style:font-name="Consolas1" fo:font-size="9.60000038146973pt" fo:font-weight="normal" officeooo:rsid="00a90350" officeooo:paragraph-rsid="00a90350" fo:background-color="#221a0f" style:font-weight-asian="bold" style:font-weight-complex="bold"/>
    </style:style>
    <style:style style:name="P33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5596e5" fo:background-color="#221a0f" style:font-weight-asian="bold" style:font-weight-complex="bold"/>
    </style:style>
    <style:style style:name="P34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587d9a" fo:background-color="#221a0f" style:font-weight-asian="bold" style:font-weight-complex="bold"/>
    </style:style>
    <style:style style:name="P35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61a430" fo:background-color="#221a0f" style:font-weight-asian="bold" style:font-weight-complex="bold"/>
    </style:style>
    <style:style style:name="P36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5596e5" officeooo:paragraph-rsid="00647452" fo:background-color="#221a0f" style:font-weight-asian="bold" style:font-weight-complex="bold"/>
    </style:style>
    <style:style style:name="P37" style:family="paragraph" style:parent-style-name="Standard">
      <style:text-properties fo:color="#d3af86" loext:opacity="100%" style:font-name="Consolas1" fo:font-size="9.60000038146973pt" fo:language="en" fo:country="US" fo:font-weight="normal" officeooo:rsid="00a5be1a" officeooo:paragraph-rsid="00a5be1a" fo:background-color="#221a0f" style:font-weight-asian="bold" style:font-weight-complex="bold"/>
    </style:style>
    <style:style style:name="P38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bdf9ba" officeooo:paragraph-rsid="00b63836" fo:background-color="#221a0f" style:font-weight-asian="bold" style:font-weight-complex="bold"/>
    </style:style>
    <style:style style:name="P39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7c77d6" officeooo:paragraph-rsid="0079bbe0" fo:background-color="#221a0f" style:font-weight-asian="bold" style:font-weight-complex="bold"/>
    </style:style>
    <style:style style:name="P40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92ff89" officeooo:paragraph-rsid="0092ff89" fo:background-color="#221a0f"/>
    </style:style>
    <style:style style:name="P41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a90350" officeooo:paragraph-rsid="00a90350" fo:background-color="#221a0f"/>
    </style:style>
    <style:style style:name="P42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ad99cb" officeooo:paragraph-rsid="00a90350" fo:background-color="#221a0f"/>
    </style:style>
    <style:style style:name="P43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en" fo:country="US" fo:font-weight="normal" officeooo:rsid="009a4b12" officeooo:paragraph-rsid="009a4b12" fo:background-color="#221a0f"/>
    </style:style>
    <style:style style:name="P44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79bbe0" officeooo:paragraph-rsid="0079bbe0" fo:background-color="#221a0f" style:font-weight-asian="bold" style:font-weight-complex="bold"/>
    </style:style>
    <style:style style:name="P45" style:family="paragraph" style:parent-style-name="Standard">
      <style:text-properties fo:color="#d3af86" loext:opacity="100%" style:font-name="Consolas1" fo:font-size="9.60000038146973pt" fo:language="bg" fo:country="BG" fo:font-weight="normal" officeooo:rsid="0046e5a4" officeooo:paragraph-rsid="0046e5a4" fo:background-color="#221a0f" style:font-weight-asian="bold" style:font-weight-complex="bold"/>
    </style:style>
    <style:style style:name="P46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b63836" officeooo:paragraph-rsid="00b63836" fo:background-color="#221a0f" style:font-weight-asian="bold" style:font-weight-complex="bold"/>
    </style:style>
    <style:style style:name="P47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c13726" officeooo:paragraph-rsid="00c13726" fo:background-color="#221a0f" style:font-weight-asian="bold" style:font-weight-complex="bold"/>
    </style:style>
    <style:style style:name="P48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c4c474" officeooo:paragraph-rsid="00c4c474" fo:background-color="#221a0f" style:font-weight-asian="bold" style:font-weight-complex="bold"/>
    </style:style>
    <style:style style:name="P49" style:family="paragraph" style:parent-style-name="Standard">
      <style:paragraph-properties style:line-height-at-least="0.466cm"/>
      <style:text-properties fo:color="#d3af86" loext:opacity="100%" style:font-name="Consolas1" fo:font-size="9.60000038146973pt" fo:language="bg" fo:country="BG" fo:font-weight="normal" officeooo:rsid="005f7be5" officeooo:paragraph-rsid="00647452" fo:background-color="#221a0f" style:font-weight-asian="bold" style:font-weight-complex="bold"/>
    </style:style>
    <style:style style:name="P50" style:family="paragraph" style:parent-style-name="Standard">
      <style:paragraph-properties style:line-height-at-least="0.466cm"/>
      <style:text-properties fo:color="#d3af86" loext:opacity="100%" fo:background-color="#221a0f"/>
    </style:style>
    <style:style style:name="P51" style:family="paragraph" style:parent-style-name="Standard">
      <style:paragraph-properties style:line-height-at-least="0.466cm"/>
      <style:text-properties fo:color="#d3af86" loext:opacity="100%" officeooo:paragraph-rsid="00bb81d8" fo:background-color="#221a0f"/>
    </style:style>
    <style:style style:name="P52" style:family="paragraph" style:parent-style-name="Standard">
      <style:text-properties fo:color="#ffbf00" loext:opacity="100%" style:font-name="Segoe UI" fo:font-size="9.60000038146973pt" fo:language="bg" fo:country="BG" fo:font-weight="normal" officeooo:rsid="0019c7c9" officeooo:paragraph-rsid="0025479e" fo:background-color="#332a99"/>
    </style:style>
    <style:style style:name="P53" style:family="paragraph" style:parent-style-name="Standard">
      <style:text-properties fo:color="#ffbf00" loext:opacity="100%" style:font-name="Segoe UI" fo:font-size="9.60000038146973pt" fo:language="en" fo:country="US" fo:font-weight="normal" officeooo:rsid="0024405e" officeooo:paragraph-rsid="0024405e" fo:background-color="#332a99"/>
    </style:style>
    <style:style style:name="P54" style:family="paragraph" style:parent-style-name="Standard">
      <style:text-properties fo:color="#ffbf00" loext:opacity="100%" style:font-name="Segoe UI" fo:font-size="9.60000038146973pt" fo:language="en" fo:country="US" fo:font-weight="normal" officeooo:rsid="0026d824" officeooo:paragraph-rsid="0039c090" fo:background-color="#000000"/>
    </style:style>
    <style:style style:name="P55" style:family="paragraph" style:parent-style-name="Standard">
      <style:text-properties fo:color="#ffbf00" loext:opacity="100%" style:font-name="Segoe UI" fo:font-size="9.60000038146973pt" fo:language="en" fo:country="US" fo:font-weight="bold" officeooo:rsid="00287cee" officeooo:paragraph-rsid="002a524e" fo:background-color="#000000" style:font-weight-asian="bold" style:font-weight-complex="bold"/>
    </style:style>
    <style:style style:name="P56" style:family="paragraph" style:parent-style-name="Standard">
      <style:text-properties fo:color="#ffbf00" loext:opacity="100%" style:font-name="Segoe UI" fo:font-size="9.60000038146973pt" fo:language="en" fo:country="US" fo:font-weight="bold" officeooo:rsid="00287cee" officeooo:paragraph-rsid="001b924a" fo:background-color="#000000" style:font-weight-asian="bold" style:font-weight-complex="bold"/>
    </style:style>
    <style:style style:name="P57" style:family="paragraph" style:parent-style-name="Standard">
      <style:text-properties fo:color="#ffbf00" loext:opacity="100%" style:font-name="Segoe UI" fo:font-size="9.60000038146973pt" fo:language="en" fo:country="US" fo:font-weight="bold" officeooo:rsid="00287cee" officeooo:paragraph-rsid="002a524e" fo:background-color="#000000" style:font-size-asian="9.60000038146973pt" style:font-weight-asian="bold" style:font-size-complex="9.60000038146973pt" style:font-weight-complex="bold"/>
    </style:style>
    <style:style style:name="P58" style:family="paragraph" style:parent-style-name="Standard">
      <style:text-properties fo:color="#ffbf00" loext:opacity="100%" style:font-name="Segoe UI" fo:font-size="9.60000038146973pt" fo:language="en" fo:country="US" fo:font-weight="bold" officeooo:rsid="00302b72" officeooo:paragraph-rsid="00302b72" fo:background-color="#000000" style:font-size-asian="9.60000038146973pt" style:font-weight-asian="bold" style:font-size-complex="9.60000038146973pt" style:font-weight-complex="bold"/>
    </style:style>
    <style:style style:name="P59" style:family="paragraph" style:parent-style-name="Standard">
      <style:text-properties fo:color="#ffbf00" loext:opacity="100%" style:font-name="Segoe UI" fo:font-size="9.60000038146973pt" fo:language="en" fo:country="US" fo:font-weight="bold" officeooo:rsid="00328878" officeooo:paragraph-rsid="00328878" fo:background-color="#000000" style:font-size-asian="9.60000038146973pt" style:font-weight-asian="bold" style:font-size-complex="9.60000038146973pt" style:font-weight-complex="bold"/>
    </style:style>
    <style:style style:name="P60" style:family="paragraph" style:parent-style-name="Standard">
      <style:paragraph-properties style:line-height-at-least="0.466cm"/>
      <style:text-properties fo:color="#ffbf00" loext:opacity="100%" style:font-name="Segoe UI" fo:font-size="7pt" fo:language="en" fo:country="US" fo:font-weight="bold" officeooo:rsid="00694516" officeooo:paragraph-rsid="006e728f" fo:background-color="#000000" style:font-size-asian="7pt" style:font-weight-asian="bold" style:font-size-complex="7pt" style:font-weight-complex="bold"/>
    </style:style>
    <style:style style:name="P61" style:family="paragraph" style:parent-style-name="Standard">
      <style:paragraph-properties style:line-height-at-least="0.466cm"/>
      <style:text-properties fo:color="#ffbf00" loext:opacity="100%" style:font-name="Consolas2" fo:font-weight="bold" officeooo:rsid="0032f8f9" officeooo:paragraph-rsid="0032f8f9" fo:background-color="#000000" style:font-weight-asian="bold" style:font-weight-complex="bold"/>
    </style:style>
    <style:style style:name="P62" style:family="paragraph" style:parent-style-name="Standard">
      <style:paragraph-properties style:line-height-at-least="0.466cm"/>
      <style:text-properties fo:color="#ffbf00" loext:opacity="100%" style:font-name="Consolas2" fo:font-size="9.60000038146973pt" fo:font-weight="bold" officeooo:rsid="0036af8c" officeooo:paragraph-rsid="0036af8c" fo:background-color="#000000" style:font-weight-asian="bold" style:font-weight-complex="bold"/>
    </style:style>
    <style:style style:name="P63" style:family="paragraph" style:parent-style-name="Standard">
      <style:paragraph-properties style:line-height-at-least="0.466cm"/>
      <style:text-properties fo:color="#ffbf00" loext:opacity="100%" style:font-name="Consolas2" fo:font-size="9.60000038146973pt" fo:language="en" fo:country="US" fo:font-weight="bold" officeooo:rsid="0032f8f9" officeooo:paragraph-rsid="0032f8f9" fo:background-color="#000000" style:font-weight-asian="bold" style:font-weight-complex="bold"/>
    </style:style>
    <style:style style:name="P64" style:family="paragraph" style:parent-style-name="Standard">
      <style:paragraph-properties style:line-height-at-least="0.466cm"/>
      <style:text-properties fo:color="#ffbf00" loext:opacity="100%" style:font-name="Consolas2" fo:font-size="9.60000038146973pt" fo:language="en" fo:country="US" fo:font-weight="bold" officeooo:paragraph-rsid="009a4b12" fo:background-color="#000000" style:font-size-asian="9.60000038146973pt" style:font-weight-asian="bold" style:font-size-complex="9.60000038146973pt" style:font-weight-complex="bold"/>
    </style:style>
    <style:style style:name="P65" style:family="paragraph" style:parent-style-name="Standard">
      <style:paragraph-properties style:line-height-at-least="0.466cm"/>
      <style:text-properties fo:color="#ffbf00" loext:opacity="100%" style:font-name="Consolas2" fo:font-size="9.60000038146973pt" fo:language="en" fo:country="US" fo:font-weight="bold" officeooo:rsid="009e8c35" officeooo:paragraph-rsid="009e8c35" fo:background-color="#000000" style:font-size-asian="9.60000038146973pt" style:font-weight-asian="bold" style:font-size-complex="9.60000038146973pt" style:font-weight-complex="bold"/>
    </style:style>
    <style:style style:name="P66" style:family="paragraph" style:parent-style-name="Standard">
      <style:paragraph-properties style:line-height-at-least="0.466cm"/>
      <style:text-properties fo:color="#ffbf00" loext:opacity="100%" style:font-name="Consolas1" fo:font-size="9.60000038146973pt" fo:language="en" fo:country="US" fo:font-weight="bold" officeooo:rsid="00694516" officeooo:paragraph-rsid="00694516" fo:background-color="#000000" style:font-weight-asian="bold" style:font-weight-complex="bold"/>
    </style:style>
    <style:style style:name="P67" style:family="paragraph" style:parent-style-name="Standard">
      <style:paragraph-properties style:line-height-at-least="0.466cm"/>
      <style:text-properties fo:color="#ffbf00" loext:opacity="100%" style:font-name="Consolas1" fo:font-size="9.60000038146973pt" fo:language="en" fo:country="US" fo:font-weight="bold" officeooo:rsid="0092ff89" officeooo:paragraph-rsid="0092ff89" fo:background-color="#221a0f" style:font-weight-asian="bold" style:font-weight-complex="bold"/>
    </style:style>
    <style:style style:name="P68" style:family="paragraph" style:parent-style-name="Standard">
      <style:text-properties fo:color="#ffffff" loext:opacity="100%" style:font-name="Segoe UI" fo:font-size="9.60000038146973pt" fo:language="bg" fo:country="BG" fo:font-weight="normal" officeooo:rsid="0019c7c9" officeooo:paragraph-rsid="001b924a" fo:background-color="#3fe3ef"/>
    </style:style>
    <style:style style:name="P69" style:family="paragraph" style:parent-style-name="Standard">
      <style:text-properties fo:color="#ffffff" loext:opacity="100%" style:font-name="Segoe UI" fo:font-size="9.60000038146973pt" fo:language="bg" fo:country="BG" fo:font-weight="normal" officeooo:rsid="0019c7c9" officeooo:paragraph-rsid="0025479e" fo:background-color="#3fe3ef"/>
    </style:style>
    <style:style style:name="P7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75132" fo:background-color="transparent" style:font-weight-asian="bold" style:font-weight-complex="bold"/>
    </style:style>
    <style:style style:name="P7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1a430" fo:background-color="transparent" style:font-weight-asian="bold" style:font-weight-complex="bold"/>
    </style:style>
    <style:style style:name="P7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96e5" fo:background-color="transparent" style:font-weight-asian="bold" style:font-weight-complex="bold"/>
    </style:style>
    <style:style style:name="P7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00b7f" fo:background-color="transparent" style:font-weight-asian="bold" style:font-weight-complex="bold"/>
    </style:style>
    <style:style style:name="P7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47452" fo:background-color="transparent" style:font-weight-asian="bold" style:font-weight-complex="bold"/>
    </style:style>
    <style:style style:name="P7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674906" fo:background-color="transparent" style:font-weight-asian="bold" style:font-weight-complex="bold"/>
    </style:style>
    <style:style style:name="P7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1dab5" officeooo:paragraph-rsid="00503876" fo:background-color="transparent" style:font-weight-asian="bold" style:font-weight-complex="bold"/>
    </style:style>
    <style:style style:name="P7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25dc9" officeooo:paragraph-rsid="00525dc9" fo:background-color="transparent" style:font-weight-asian="bold" style:font-weight-complex="bold"/>
    </style:style>
    <style:style style:name="P7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6b89c" officeooo:paragraph-rsid="005596e5" fo:background-color="transparent" style:font-weight-asian="bold" style:font-weight-complex="bold"/>
    </style:style>
    <style:style style:name="P7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694516" officeooo:paragraph-rsid="00694516" fo:background-color="transparent" style:font-weight-asian="bold" style:font-weight-complex="bold"/>
    </style:style>
    <style:style style:name="P8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transparent" style:font-weight-asian="bold" style:font-weight-complex="bold"/>
    </style:style>
    <style:style style:name="P8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5867f" officeooo:paragraph-rsid="00b5867f" fo:background-color="transparent" style:font-weight-asian="bold" style:font-weight-complex="bold"/>
    </style:style>
    <style:style style:name="P8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63836" officeooo:paragraph-rsid="00b63836" fo:background-color="transparent" style:font-weight-asian="bold" style:font-weight-complex="bold"/>
    </style:style>
    <style:style style:name="P8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85a2f" officeooo:paragraph-rsid="00b63836" fo:background-color="transparent" style:font-weight-asian="bold" style:font-weight-complex="bold"/>
    </style:style>
    <style:style style:name="P8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df9ba" officeooo:paragraph-rsid="00bdf9ba" fo:background-color="transparent" style:font-weight-asian="bold" style:font-weight-complex="bold"/>
    </style:style>
    <style:style style:name="P8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c4c474" officeooo:paragraph-rsid="00c4c474" fo:background-color="transparent" style:font-weight-asian="bold" style:font-weight-complex="bold"/>
    </style:style>
    <style:style style:name="P8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c77d6" officeooo:paragraph-rsid="0079bbe0" fo:background-color="transparent" style:font-weight-asian="bold" style:font-weight-complex="bold"/>
    </style:style>
    <style:style style:name="P8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9bbe0" officeooo:paragraph-rsid="0079bbe0" fo:background-color="transparent" style:font-weight-asian="bold" style:font-weight-complex="bold"/>
    </style:style>
    <style:style style:name="P8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87d9a" fo:background-color="#3fe3ef" style:font-weight-asian="bold" style:font-weight-complex="bold"/>
    </style:style>
    <style:style style:name="P8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13e6" fo:background-color="#3fe3ef" style:font-weight-asian="bold" style:font-weight-complex="bold"/>
    </style:style>
    <style:style style:name="P9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5596e5" fo:background-color="#3fe3ef" style:font-weight-asian="bold" style:font-weight-complex="bold"/>
    </style:style>
    <style:style style:name="P9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5596e5" officeooo:paragraph-rsid="00746ea0" fo:background-color="#3fe3ef" style:font-weight-asian="bold" style:font-weight-complex="bold"/>
    </style:style>
    <style:style style:name="P9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694516" officeooo:paragraph-rsid="00694516" fo:background-color="#3fe3ef" style:font-weight-asian="bold" style:font-weight-complex="bold"/>
    </style:style>
    <style:style style:name="P9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#3fe3ef" style:font-weight-asian="bold" style:font-weight-complex="bold"/>
    </style:style>
    <style:style style:name="P9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7ce52" officeooo:paragraph-rsid="0077ce52" fo:background-color="#3fe3ef" style:font-weight-asian="bold" style:font-weight-complex="bold"/>
    </style:style>
    <style:style style:name="P9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c284c" officeooo:paragraph-rsid="00c2ff67" fo:background-color="#3fe3ef" style:font-weight-asian="bold" style:font-weight-complex="bold"/>
    </style:style>
    <style:style style:name="P9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72e727" fo:background-color="#ffde59" style:font-weight-asian="bold" style:font-weight-complex="bold"/>
    </style:style>
    <style:style style:name="P9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72e727" officeooo:paragraph-rsid="00a90350" fo:background-color="#ffde59" style:font-weight-asian="bold" style:font-weight-complex="bold"/>
    </style:style>
    <style:style style:name="P9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2e170" officeooo:paragraph-rsid="00b2e170" fo:background-color="#ff8000" style:font-weight-asian="bold" style:font-weight-complex="bold"/>
    </style:style>
    <style:style style:name="P9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ab1c6" fo:background-color="#ffdbb6" style:font-weight-asian="bold" style:font-weight-complex="bold"/>
    </style:style>
    <style:style style:name="P10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bold" officeooo:rsid="00bab1c6" officeooo:paragraph-rsid="00bc284c" fo:background-color="#ffbf00" style:font-weight-asian="bold" style:font-weight-complex="bold"/>
    </style:style>
    <style:style style:name="P10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en" fo:country="US" fo:font-weight="normal" officeooo:rsid="00ad99cb" officeooo:paragraph-rsid="00a90350" fo:background-color="transparent"/>
    </style:style>
    <style:style style:name="P102" style:family="paragraph" style:parent-style-name="Standard">
      <style:text-properties fo:color="#332a99" loext:opacity="100%" style:font-name="Consolas1" fo:font-size="9.60000038146973pt" fo:language="bg" fo:country="BG" fo:font-weight="bold" officeooo:rsid="004ac848" officeooo:paragraph-rsid="004ac848" fo:background-color="transparent" style:font-weight-asian="bold" style:font-weight-complex="bold"/>
    </style:style>
    <style:style style:name="P10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34a58" officeooo:paragraph-rsid="00534a58" fo:background-color="transparent" style:font-weight-asian="bold" style:font-weight-complex="bold"/>
    </style:style>
    <style:style style:name="P10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79bbe0" officeooo:paragraph-rsid="0079bbe0" fo:background-color="transparent" style:font-weight-asian="bold" style:font-weight-complex="bold"/>
    </style:style>
    <style:style style:name="P10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79bbe0" officeooo:paragraph-rsid="008249ae" fo:background-color="transparent" style:font-weight-asian="bold" style:font-weight-complex="bold"/>
    </style:style>
    <style:style style:name="P10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841bb1" officeooo:paragraph-rsid="00841bb1" fo:background-color="transparent" style:font-weight-asian="bold" style:font-weight-complex="bold"/>
    </style:style>
    <style:style style:name="P107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84d904" officeooo:paragraph-rsid="0084d904" fo:background-color="transparent" style:font-weight-asian="bold" style:font-weight-complex="bold"/>
    </style:style>
    <style:style style:name="P108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5867f" officeooo:paragraph-rsid="00b5867f" fo:background-color="transparent" style:font-weight-asian="bold" style:font-weight-complex="bold"/>
    </style:style>
    <style:style style:name="P109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63836" officeooo:paragraph-rsid="00b63836" fo:background-color="transparent" style:font-weight-asian="bold" style:font-weight-complex="bold"/>
    </style:style>
    <style:style style:name="P110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b9a6b0" officeooo:paragraph-rsid="00b9a6b0" fo:background-color="transparent" style:font-weight-asian="bold" style:font-weight-complex="bold"/>
    </style:style>
    <style:style style:name="P111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c4c474" officeooo:paragraph-rsid="00c4c474" fo:background-color="transparent" style:font-weight-asian="bold" style:font-weight-complex="bold"/>
    </style:style>
    <style:style style:name="P112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f7be5" officeooo:paragraph-rsid="00647452" fo:background-color="transparent" style:font-weight-asian="bold" style:font-weight-complex="bold"/>
    </style:style>
    <style:style style:name="P113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f7be5" officeooo:paragraph-rsid="0061a430" fo:background-color="transparent" style:font-weight-asian="bold" style:font-weight-complex="bold"/>
    </style:style>
    <style:style style:name="P114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ad99cb" officeooo:paragraph-rsid="00a90350" fo:background-color="transparent" style:font-weight-asian="bold" style:font-weight-complex="bold"/>
    </style:style>
    <style:style style:name="P115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bold" officeooo:rsid="00534a58" officeooo:paragraph-rsid="00534a58" fo:background-color="#00a933" style:font-weight-asian="bold" style:font-weight-complex="bold"/>
    </style:style>
    <style:style style:name="P116" style:family="paragraph" style:parent-style-name="Standard">
      <style:paragraph-properties style:line-height-at-least="0.466cm"/>
      <style:text-properties fo:color="#332a99" loext:opacity="100%" style:font-name="Consolas1" fo:font-size="9.60000038146973pt" fo:language="bg" fo:country="BG" fo:font-weight="normal" officeooo:rsid="00c4c474" officeooo:paragraph-rsid="00c4c474" fo:background-color="transparent" style:font-weight-asian="bold" style:font-weight-complex="bold"/>
    </style:style>
    <style:style style:name="P117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#e8f2a1" style:font-weight-asian="bold" style:font-weight-complex="bold"/>
    </style:style>
    <style:style style:name="P118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fo:background-color="transparent" style:font-weight-asian="bold" style:font-weight-complex="bold"/>
    </style:style>
    <style:style style:name="P119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transparent" style:font-weight-asian="bold" style:font-weight-complex="bold"/>
    </style:style>
    <style:style style:name="P120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rsid="00ab0a51" officeooo:paragraph-rsid="00ab0a51" fo:background-color="transparent" style:font-weight-asian="bold" style:font-weight-complex="bold"/>
    </style:style>
    <style:style style:name="P121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rsid="00a90350" officeooo:paragraph-rsid="00a90350" fo:background-color="transparent" style:font-weight-asian="bold" style:font-weight-complex="bold"/>
    </style:style>
    <style:style style:name="P122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bold" officeooo:paragraph-rsid="004c7f54" fo:background-color="#fff5ce" style:font-weight-asian="bold" style:font-weight-complex="bold"/>
    </style:style>
    <style:style style:name="P123" style:family="paragraph" style:parent-style-name="Standard">
      <style:paragraph-properties style:line-height-at-least="0.466cm"/>
      <style:text-properties fo:color="#332a99" loext:opacity="100%" style:font-name="Consolas1" fo:font-size="9.60000038146973pt" fo:font-weight="normal" fo:background-color="transparent"/>
    </style:style>
    <style:style style:name="P124" style:family="paragraph" style:parent-style-name="Standard">
      <style:text-properties fo:color="#332a99" loext:opacity="100%" style:font-name="Segoe UI" fo:font-size="9.60000038146973pt" fo:language="en" fo:country="US" fo:font-weight="bold" officeooo:rsid="003fde05" officeooo:paragraph-rsid="003fde05" fo:background-color="#3fe3ef" style:font-weight-asian="bold" style:font-weight-complex="bold"/>
    </style:style>
    <style:style style:name="P125" style:family="paragraph" style:parent-style-name="Standard">
      <style:text-properties fo:color="#332a99" loext:opacity="100%" style:font-name="Segoe UI" fo:font-size="9.60000038146973pt" fo:language="en" fo:country="US" fo:font-weight="bold" officeooo:rsid="003fde05" officeooo:paragraph-rsid="005cbfc6" fo:background-color="#3fe3ef" style:font-weight-asian="bold" style:font-weight-complex="bold"/>
    </style:style>
    <style:style style:name="P126" style:family="paragraph" style:parent-style-name="Standard">
      <style:text-properties fo:color="#332a99" loext:opacity="100%" style:font-name="Segoe UI" fo:font-size="9.60000038146973pt" fo:language="en" fo:country="US" fo:font-weight="bold" officeooo:rsid="004a7947" officeooo:paragraph-rsid="004a7947" fo:background-color="#3fe3ef" style:font-weight-asian="bold" style:font-weight-complex="bold"/>
    </style:style>
    <style:style style:name="P127" style:family="paragraph" style:parent-style-name="Standard">
      <style:text-properties fo:color="#332a99" loext:opacity="100%" style:font-name="Segoe UI" fo:font-size="9.60000038146973pt" fo:language="en" fo:country="US" fo:font-weight="bold" officeooo:rsid="003b127d" officeooo:paragraph-rsid="003b127d" fo:background-color="#3fe3ef" style:font-weight-asian="bold" style:font-weight-complex="bold"/>
    </style:style>
    <style:style style:name="P128" style:family="paragraph" style:parent-style-name="Standard">
      <style:text-properties fo:color="#332a99" loext:opacity="100%" style:font-name="Segoe UI" fo:font-size="9.60000038146973pt" fo:language="en" fo:country="US" fo:font-weight="bold" officeooo:rsid="003cc1bc" officeooo:paragraph-rsid="003cc1bc" fo:background-color="#3fe3ef" style:font-weight-asian="bold" style:font-weight-complex="bold"/>
    </style:style>
    <style:style style:name="P129" style:family="paragraph" style:parent-style-name="Standard">
      <style:text-properties fo:color="#332a99" loext:opacity="100%" style:font-name="Segoe UI" fo:font-size="9.60000038146973pt" fo:language="en" fo:country="US" fo:font-weight="bold" officeooo:rsid="0045c854" officeooo:paragraph-rsid="0045c854" fo:background-color="#3fe3ef" style:font-weight-asian="bold" style:font-weight-complex="bold"/>
    </style:style>
    <style:style style:name="P130" style:family="paragraph" style:parent-style-name="Standard">
      <style:text-properties fo:color="#332a99" loext:opacity="100%" style:font-name="Segoe UI" fo:font-size="9.60000038146973pt" fo:language="en" fo:country="US" fo:font-weight="normal" officeooo:rsid="00415ea8" officeooo:paragraph-rsid="00415ea8" fo:background-color="transparent" style:font-weight-asian="normal" style:font-weight-complex="normal"/>
    </style:style>
    <style:style style:name="P131" style:family="paragraph" style:parent-style-name="Standard">
      <style:text-properties fo:color="#332a99" loext:opacity="100%" style:font-name="Segoe UI" fo:font-size="9.60000038146973pt" fo:language="en" fo:country="US" fo:font-weight="normal" officeooo:rsid="0043335d" officeooo:paragraph-rsid="0043335d" fo:background-color="transparent" style:font-weight-asian="normal" style:font-weight-complex="normal"/>
    </style:style>
    <style:style style:name="P132" style:family="paragraph" style:parent-style-name="Standard">
      <style:text-properties fo:color="#332a99" loext:opacity="100%" style:font-name="Segoe UI" fo:font-size="9.60000038146973pt" fo:language="en" fo:country="US" fo:font-weight="normal" officeooo:rsid="00328878" officeooo:paragraph-rsid="00328878" fo:background-color="transparent" style:font-size-asian="9.60000038146973pt" style:font-weight-asian="normal" style:font-size-complex="9.60000038146973pt" style:font-weight-complex="normal"/>
    </style:style>
    <style:style style:name="P133" style:family="paragraph" style:parent-style-name="Standard">
      <style:text-properties fo:color="#332a99" loext:opacity="100%" style:font-name="Segoe UI" fo:font-size="9.60000038146973pt" fo:language="bg" fo:country="BG" fo:font-weight="bold" officeooo:rsid="003b127d" officeooo:paragraph-rsid="003b127d" fo:background-color="#3fe3ef" style:font-weight-asian="bold" style:font-weight-complex="bold"/>
    </style:style>
    <style:style style:name="P134" style:family="paragraph" style:parent-style-name="Standard">
      <style:text-properties fo:color="#332a99" loext:opacity="100%" style:font-name="Segoe UI" fo:font-size="9.60000038146973pt" fo:language="bg" fo:country="BG" fo:font-weight="bold" officeooo:rsid="003b127d" officeooo:paragraph-rsid="003cc1bc" fo:background-color="#3fe3ef" style:font-weight-asian="bold" style:font-weight-complex="bold"/>
    </style:style>
    <style:style style:name="P135" style:family="paragraph" style:parent-style-name="Standard">
      <style:text-properties fo:color="#332a99" loext:opacity="100%" style:font-name="Segoe UI" fo:font-size="9.60000038146973pt" fo:language="bg" fo:country="BG" fo:font-weight="bold" officeooo:rsid="003eb73c" officeooo:paragraph-rsid="003eb73c" fo:background-color="#3fe3ef" style:font-weight-asian="bold" style:font-weight-complex="bold"/>
    </style:style>
    <style:style style:name="P136" style:family="paragraph" style:parent-style-name="Standard">
      <style:text-properties fo:color="#332a99" loext:opacity="100%" style:font-name="Segoe UI" fo:font-size="9.60000038146973pt" fo:language="bg" fo:country="BG" fo:font-weight="bold" officeooo:rsid="0046e5a4" officeooo:paragraph-rsid="0046e5a4" fo:background-color="#3fe3ef" style:font-weight-asian="bold" style:font-weight-complex="bold"/>
    </style:style>
    <style:style style:name="P137" style:family="paragraph" style:parent-style-name="Standard">
      <style:text-properties fo:color="#332a99" loext:opacity="100%" style:font-name="Segoe UI" fo:font-size="9.60000038146973pt" fo:language="bg" fo:country="BG" fo:font-weight="bold" officeooo:rsid="0043c40e" officeooo:paragraph-rsid="0043335d" fo:background-color="#3fe3ef" style:font-weight-asian="bold" style:font-weight-complex="bold"/>
    </style:style>
    <style:style style:name="P138" style:family="paragraph" style:parent-style-name="Standard">
      <style:text-properties fo:color="#332a99" loext:opacity="100%" style:font-name="Segoe UI" fo:font-size="9.60000038146973pt" fo:language="bg" fo:country="BG" fo:font-weight="bold" officeooo:rsid="0043335d" officeooo:paragraph-rsid="0043335d" fo:background-color="#3fe3ef" style:font-weight-asian="bold" style:font-weight-complex="bold"/>
    </style:style>
    <style:style style:name="P139" style:family="paragraph" style:parent-style-name="Standard">
      <style:text-properties fo:color="#332a99" loext:opacity="100%" style:font-name="Segoe UI" fo:font-size="9.60000038146973pt" fo:language="bg" fo:country="BG" fo:font-weight="normal" officeooo:rsid="0045c854" officeooo:paragraph-rsid="0045c854" fo:background-color="transparent" style:font-weight-asian="normal" style:font-weight-complex="normal"/>
    </style:style>
    <style:style style:name="P140" style:family="paragraph" style:parent-style-name="Standard">
      <style:text-properties fo:color="#332a99" loext:opacity="100%" style:font-name="Consolas2" fo:font-size="9.60000038146973pt" fo:language="en" fo:country="US" fo:font-weight="bold" officeooo:rsid="00328878" officeooo:paragraph-rsid="00328878" fo:background-color="transparent" style:font-size-asian="9.60000038146973pt" style:font-weight-asian="bold" style:font-size-complex="9.60000038146973pt" style:font-weight-complex="bold"/>
    </style:style>
    <style:style style:name="P141" style:family="paragraph" style:parent-style-name="Standard">
      <style:text-properties fo:color="#332a99" loext:opacity="100%" style:font-name="Consolas2" fo:font-size="9.60000038146973pt" fo:language="en" fo:country="US" fo:font-weight="bold" officeooo:rsid="00287cee" officeooo:paragraph-rsid="002a524e" fo:background-color="transparent" style:font-size-asian="9.60000038146973pt" style:font-weight-asian="bold" style:font-size-complex="9.60000038146973pt" style:font-weight-complex="bold"/>
    </style:style>
    <style:style style:name="P142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en" fo:country="US" fo:font-weight="bold" officeooo:rsid="0032f8f9" officeooo:paragraph-rsid="0032f8f9" fo:background-color="transparent" style:font-size-asian="9.60000038146973pt" style:font-weight-asian="bold" style:font-size-complex="9.60000038146973pt" style:font-weight-complex="bold"/>
    </style:style>
    <style:style style:name="P143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en" fo:country="US" fo:font-weight="bold" officeooo:rsid="00a17da4" officeooo:paragraph-rsid="00a17da4" fo:background-color="transparent" style:font-size-asian="9.60000038146973pt" style:font-weight-asian="bold" style:font-size-complex="9.60000038146973pt" style:font-weight-complex="bold"/>
    </style:style>
    <style:style style:name="P144" style:family="paragraph" style:parent-style-name="Standard">
      <style:text-properties fo:color="#332a99" loext:opacity="100%" style:font-name="Consolas2" fo:font-size="9.60000038146973pt" fo:language="en" fo:country="US" fo:font-weight="bold" officeooo:rsid="0018bebb" officeooo:paragraph-rsid="001b924a" fo:background-color="transparent" style:font-weight-asian="bold" style:font-weight-complex="bold"/>
    </style:style>
    <style:style style:name="P145" style:family="paragraph" style:parent-style-name="Standard">
      <style:text-properties fo:color="#332a99" loext:opacity="100%" style:font-name="Consolas2" fo:font-size="9.60000038146973pt" fo:language="en" fo:country="US" fo:font-weight="bold" officeooo:rsid="0026d824" officeooo:paragraph-rsid="002a524e" fo:background-color="transparent" style:font-weight-asian="bold" style:font-weight-complex="bold"/>
    </style:style>
    <style:style style:name="P146" style:family="paragraph" style:parent-style-name="Standard">
      <style:text-properties fo:color="#332a99" loext:opacity="100%" style:font-name="Consolas2" fo:font-size="9.60000038146973pt" fo:language="en" fo:country="US" fo:font-weight="bold" officeooo:rsid="0039c090" officeooo:paragraph-rsid="0039c090" fo:background-color="transparent" style:font-weight-asian="bold" style:font-weight-complex="bold"/>
    </style:style>
    <style:style style:name="P147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en" fo:country="US" fo:font-weight="bold" officeooo:rsid="0032f8f9" officeooo:paragraph-rsid="0032f8f9" fo:background-color="transparent" style:font-weight-asian="bold" style:font-weight-complex="bold"/>
    </style:style>
    <style:style style:name="P148" style:family="paragraph" style:parent-style-name="Standard">
      <style:text-properties fo:color="#332a99" loext:opacity="100%" style:font-name="Consolas2" fo:font-size="9.60000038146973pt" fo:language="en" fo:country="US" fo:font-weight="bold" officeooo:rsid="00a5be1a" officeooo:paragraph-rsid="00a5be1a" fo:background-color="#3fe3ef" style:font-weight-asian="bold" style:font-weight-complex="bold"/>
    </style:style>
    <style:style style:name="P149" style:family="paragraph" style:parent-style-name="Standard">
      <style:paragraph-properties style:line-height-at-least="0.466cm"/>
      <style:text-properties fo:color="#332a99" loext:opacity="100%" style:font-name="Consolas2" fo:font-size="9.60000038146973pt" fo:font-weight="bold" fo:background-color="transparent" style:font-size-asian="9.60000038146973pt" style:font-weight-asian="bold" style:font-size-complex="9.60000038146973pt" style:font-weight-complex="bold"/>
    </style:style>
    <style:style style:name="P150" style:family="paragraph" style:parent-style-name="Standard">
      <style:paragraph-properties style:line-height-at-least="0.466cm"/>
      <style:text-properties fo:color="#332a99" loext:opacity="100%" style:font-name="Consolas2" fo:font-size="9.60000038146973pt" fo:font-weight="bold" fo:background-color="transparent" style:font-weight-asian="bold" style:font-weight-complex="bold"/>
    </style:style>
    <style:style style:name="P151" style:family="paragraph" style:parent-style-name="Standard">
      <style:text-properties fo:color="#332a99" loext:opacity="100%" style:font-name="Consolas2" fo:font-size="9.60000038146973pt" fo:language="bg" fo:country="BG" fo:font-weight="bold" officeooo:rsid="0046e5a4" officeooo:paragraph-rsid="0046e5a4" fo:background-color="transparent" style:font-weight-asian="bold" style:font-weight-complex="bold"/>
    </style:style>
    <style:style style:name="P152" style:family="paragraph" style:parent-style-name="Standard">
      <style:text-properties fo:color="#332a99" loext:opacity="100%" style:font-name="Consolas2" fo:font-size="9.60000038146973pt" fo:language="bg" fo:country="BG" fo:font-weight="bold" officeooo:rsid="004ac848" officeooo:paragraph-rsid="004ac848" fo:background-color="transparent" style:font-weight-asian="bold" style:font-weight-complex="bold"/>
    </style:style>
    <style:style style:name="P153" style:family="paragraph" style:parent-style-name="Standard">
      <style:paragraph-properties style:line-height-at-least="0.466cm"/>
      <style:text-properties fo:color="#332a99" loext:opacity="100%" style:font-name="Consolas2" fo:font-size="9.60000038146973pt" fo:language="bg" fo:country="BG" fo:font-weight="bold" officeooo:rsid="009e8c35" officeooo:paragraph-rsid="009e8c35" fo:background-color="transparent" style:font-size-asian="9.60000038146973pt" style:font-weight-asian="bold" style:font-size-complex="9.60000038146973pt" style:font-weight-complex="bold"/>
    </style:style>
    <style:style style:name="P154" style:family="paragraph" style:parent-style-name="Standard">
      <style:text-properties fo:color="#332a99" loext:opacity="100%" style:font-name="Consolas2" fo:font-size="9.60000038146973pt" fo:language="bg" fo:country="BG" fo:font-weight="bold" officeooo:rsid="004f9223" officeooo:paragraph-rsid="004f9223" fo:background-color="#e0c2cd" style:font-weight-asian="bold" style:font-weight-complex="bold"/>
    </style:style>
    <style:style style:name="P155" style:family="paragraph" style:parent-style-name="Standard">
      <style:paragraph-properties style:line-height-at-least="0.466cm"/>
      <style:text-properties fo:color="#332a99" loext:opacity="100%" style:font-name="Consolas2" fo:font-size="9.60000038146973pt" fo:font-weight="normal" fo:background-color="transparent"/>
    </style:style>
    <style:style style:name="P156" style:family="paragraph" style:parent-style-name="Standard">
      <style:paragraph-properties style:line-height-at-least="0.466cm"/>
      <style:text-properties fo:color="#332a99" loext:opacity="100%" fo:font-weight="bold" fo:background-color="transparent" style:font-weight-asian="bold" style:font-weight-complex="bold"/>
    </style:style>
    <style:style style:name="P157" style:family="paragraph" style:parent-style-name="Standard">
      <style:paragraph-properties style:line-height-at-least="0.466cm"/>
      <style:text-properties fo:color="#332a99" loext:opacity="100%" fo:font-weight="bold" officeooo:paragraph-rsid="004c7f54" fo:background-color="transparent" style:font-weight-asian="bold" style:font-weight-complex="bold"/>
    </style:style>
    <style:style style:name="P158" style:family="paragraph" style:parent-style-name="Standard">
      <style:paragraph-properties style:line-height-at-least="0.466cm"/>
      <style:text-properties fo:color="#332a99" loext:opacity="100%" fo:language="en" fo:country="US" fo:font-weight="bold" officeooo:rsid="00503876" officeooo:paragraph-rsid="00503876" fo:background-color="transparent" style:font-weight-asian="bold" style:font-weight-complex="bold"/>
    </style:style>
    <style:style style:name="P159" style:family="paragraph" style:parent-style-name="Standard">
      <style:paragraph-properties style:line-height-at-least="0.466cm"/>
      <style:text-properties fo:color="#332a99" loext:opacity="100%" fo:language="en" fo:country="US" fo:font-weight="bold" officeooo:rsid="00525dc9" officeooo:paragraph-rsid="00525dc9" fo:background-color="transparent" style:font-weight-asian="bold" style:font-weight-complex="bold"/>
    </style:style>
    <style:style style:name="P160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96e5" officeooo:paragraph-rsid="005596e5" fo:background-color="transparent" style:font-weight-asian="bold" style:font-weight-complex="bold"/>
    </style:style>
    <style:style style:name="P161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96e5" officeooo:paragraph-rsid="00600b7f" fo:background-color="transparent" style:font-weight-asian="bold" style:font-weight-complex="bold"/>
    </style:style>
    <style:style style:name="P162" style:family="paragraph" style:parent-style-name="Standard">
      <style:paragraph-properties style:line-height-at-least="0.466cm"/>
      <style:text-properties fo:color="#332a99" loext:opacity="100%" fo:language="en" fo:country="US" fo:font-weight="bold" officeooo:rsid="00bc284c" officeooo:paragraph-rsid="00bc284c" fo:background-color="transparent" style:font-weight-asian="bold" style:font-weight-complex="bold"/>
    </style:style>
    <style:style style:name="P163" style:family="paragraph" style:parent-style-name="Standard">
      <style:paragraph-properties style:line-height-at-least="0.466cm"/>
      <style:text-properties fo:color="#332a99" loext:opacity="100%" fo:language="en" fo:country="US" fo:font-weight="bold" officeooo:rsid="00525dc9" officeooo:paragraph-rsid="00525dc9" fo:background-color="#3fe3ef" style:font-weight-asian="bold" style:font-weight-complex="bold"/>
    </style:style>
    <style:style style:name="P164" style:family="paragraph" style:parent-style-name="Standard">
      <style:paragraph-properties style:line-height-at-least="0.466cm"/>
      <style:text-properties fo:color="#332a99" loext:opacity="100%" fo:language="en" fo:country="US" fo:font-weight="bold" officeooo:rsid="00503876" officeooo:paragraph-rsid="00503876" fo:background-color="#3fe3ef" style:font-weight-asian="bold" style:font-weight-complex="bold"/>
    </style:style>
    <style:style style:name="P165" style:family="paragraph" style:parent-style-name="Standard">
      <style:paragraph-properties style:line-height-at-least="0.466cm"/>
      <style:text-properties fo:color="#332a99" loext:opacity="100%" fo:language="en" fo:country="US" fo:font-weight="bold" officeooo:rsid="00bc284c" officeooo:paragraph-rsid="00bc284c" fo:background-color="#3fe3ef" style:font-weight-asian="bold" style:font-weight-complex="bold"/>
    </style:style>
    <style:style style:name="P166" style:family="paragraph" style:parent-style-name="Standard">
      <style:paragraph-properties style:line-height-at-least="0.466cm"/>
      <style:text-properties fo:color="#332a99" loext:opacity="100%" fo:language="en" fo:country="US" fo:font-weight="bold" officeooo:rsid="00534a58" officeooo:paragraph-rsid="00534a58" fo:background-color="#00a933" style:font-weight-asian="bold" style:font-weight-complex="bold"/>
    </style:style>
    <style:style style:name="P167" style:family="paragraph" style:parent-style-name="Standard">
      <style:paragraph-properties style:line-height-at-least="0.466cm"/>
      <style:text-properties fo:color="#332a99" loext:opacity="100%" fo:language="en" fo:country="US" fo:font-weight="bold" officeooo:rsid="005513e6" officeooo:paragraph-rsid="005513e6" fo:background-color="#00a933" style:font-weight-asian="bold" style:font-weight-complex="bold"/>
    </style:style>
    <style:style style:name="P168" style:family="paragraph" style:parent-style-name="Standard">
      <style:paragraph-properties style:line-height-at-least="0.466cm"/>
      <style:text-properties fo:color="#332a99" loext:opacity="100%" fo:background-color="transparent"/>
    </style:style>
    <style:style style:name="P169" style:family="paragraph" style:parent-style-name="Standard">
      <style:paragraph-properties style:line-height-at-least="0.466cm"/>
    </style:style>
    <style:style style:name="P170" style:family="paragraph" style:parent-style-name="Standard">
      <style:paragraph-properties style:line-height-at-least="0.466cm"/>
      <style:text-properties officeooo:paragraph-rsid="009a4b12"/>
    </style:style>
    <style:style style:name="P171" style:family="paragraph" style:parent-style-name="Standard">
      <style:paragraph-properties style:line-height-at-least="0.466cm"/>
      <style:text-properties officeooo:paragraph-rsid="00a46701"/>
    </style:style>
    <style:style style:name="P172" style:family="paragraph" style:parent-style-name="Standard">
      <style:text-properties officeooo:paragraph-rsid="006e728f"/>
    </style:style>
    <style:style style:name="P173" style:family="paragraph" style:parent-style-name="Standard">
      <style:text-properties style:font-name="Segoe UI" fo:font-size="7pt" officeooo:paragraph-rsid="006e728f" style:font-size-asian="7pt" style:font-size-complex="7pt"/>
    </style:style>
    <style:style style:name="P174" style:family="paragraph" style:parent-style-name="Standard">
      <style:paragraph-properties style:line-height-at-least="0.466cm"/>
      <style:text-properties fo:color="#a57a4c" loext:opacity="100%" style:font-name="Consolas1" fo:font-size="9.60000038146973pt" fo:font-weight="normal" fo:background-color="#221a0f"/>
    </style:style>
    <style:style style:name="P175" style:family="paragraph" style:parent-style-name="Standard">
      <style:paragraph-properties style:line-height-at-least="0.466cm"/>
      <style:text-properties fo:color="#2a6099" loext:opacity="100%" style:font-name="Consolas2" fo:font-size="9.60000038146973pt" fo:font-weight="bold" officeooo:paragraph-rsid="009a4b12" fo:background-color="transparent" style:font-size-asian="9.60000038146973pt" style:font-weight-asian="bold" style:font-size-complex="9.60000038146973pt" style:font-weight-complex="bold"/>
    </style:style>
    <style:style style:name="P176" style:family="paragraph" style:parent-style-name="Standard">
      <style:paragraph-properties style:line-height-at-least="0.466cm"/>
      <style:text-properties fo:color="#2a6099" loext:opacity="100%" fo:language="bg" fo:country="BG" fo:font-weight="bold" officeooo:rsid="00a3431c" officeooo:paragraph-rsid="00a3431c" fo:background-color="transparent" style:font-weight-asian="bold" style:font-weight-complex="bold"/>
    </style:style>
    <style:style style:name="P177" style:family="paragraph" style:parent-style-name="Standard">
      <style:paragraph-properties style:line-height-at-least="0.466cm"/>
      <style:text-properties fo:color="#2a6099" loext:opacity="100%" style:font-name="Consolas1" fo:font-size="9.60000038146973pt" fo:language="bg" fo:country="BG" fo:font-weight="bold" officeooo:rsid="00a3431c" officeooo:paragraph-rsid="00a3431c" fo:background-color="transparent" style:font-weight-asian="bold" style:font-weight-complex="bold"/>
    </style:style>
    <style:style style:name="P178" style:family="paragraph" style:parent-style-name="Standard">
      <style:paragraph-properties style:line-height-at-least="0.466cm"/>
      <style:text-properties fo:color="#2a6099" loext:opacity="100%" style:font-name="Consolas1" fo:font-size="9.60000038146973pt" fo:language="bg" fo:country="BG" fo:font-weight="bold" officeooo:rsid="00a46701" officeooo:paragraph-rsid="00a46701" fo:background-color="transparent" style:font-weight-asian="bold" style:font-weight-complex="bold"/>
    </style:style>
    <style:style style:name="P179" style:family="paragraph" style:parent-style-name="Standard">
      <style:paragraph-properties style:line-height-at-least="0.466cm"/>
      <style:text-properties fo:color="#8ab1b0" loext:opacity="100%" style:font-name="Consolas1" fo:font-size="9.60000038146973pt" fo:font-weight="normal" officeooo:rsid="00a90350" officeooo:paragraph-rsid="00a90350" fo:background-color="#221a0f" style:font-weight-asian="bold" style:font-weight-complex="bold"/>
    </style:style>
    <style:style style:name="P180" style:family="paragraph" style:parent-style-name="Standard">
      <style:paragraph-properties style:line-height-at-least="0.466cm"/>
      <style:text-properties fo:color="#8ab1b0" loext:opacity="100%" style:font-name="Consolas1" fo:font-size="9.60000038146973pt" fo:language="bg" fo:country="BG" fo:font-weight="normal" officeooo:rsid="00b114ad" officeooo:paragraph-rsid="00b114ad" fo:background-color="#221a0f" style:font-weight-asian="bold" style:font-weight-complex="bold"/>
    </style:style>
    <style:style style:name="P181" style:family="paragraph" style:parent-style-name="Standard">
      <style:paragraph-properties style:line-height-at-least="0.466cm"/>
      <style:text-properties fo:language="en" fo:country="US" officeooo:paragraph-rsid="009a4b12"/>
    </style:style>
    <style:style style:name="P182" style:family="paragraph" style:parent-style-name="Code">
      <loext:graphic-properties draw:fill="solid" draw:fill-color="#fbd4b4"/>
      <style:paragraph-properties fo:margin-top="0.141cm" fo:margin-bottom="0.212cm" style:contextual-spacing="true" fo:background-color="#fbd4b4" fo:padding-left="0.141cm" fo:padding-right="0.141cm" fo:padding-top="0.035cm" fo:padding-bottom="0.035cm" fo:border="0.51pt solid #000000" style:shadow="none"/>
      <style:text-properties style:use-window-font-color="true" loext:opacity="0%" style:font-name="Segoe UI" fo:font-size="9.60000038146973pt" fo:language="en" fo:country="US" fo:font-weight="normal" officeooo:rsid="001ddd3f" officeooo:paragraph-rsid="002395b6" fo:background-color="#f7d1d5"/>
    </style:style>
    <style:style style:name="P183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/>
      <style:text-properties fo:color="#ffbf00" loext:opacity="100%" style:font-name="Segoe UI" fo:font-size="9.60000038146973pt" fo:language="bg" fo:country="BG" fo:font-weight="normal" officeooo:rsid="0019c7c9" officeooo:paragraph-rsid="002b7622" fo:background-color="#332a99" style:font-size-asian="9.60000038146973pt" style:font-size-complex="9.60000038146973pt" loext:padding="0cm" loext:border="none"/>
    </style:style>
    <style:style style:name="P18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ffbf00" loext:opacity="100%" style:font-name="Segoe UI" fo:font-size="9.60000038146973pt" fo:language="bg" fo:country="BG" fo:font-weight="normal" officeooo:rsid="0019c7c9" officeooo:paragraph-rsid="002b7622" fo:background-color="#332a99" style:font-size-asian="9.60000038146973pt" style:font-size-complex="9.60000038146973pt" loext:padding="0cm" loext:border="none"/>
    </style:style>
    <style:style style:name="P185" style:family="paragraph" style:parent-style-name="Default_20_Drawing_20_Style">
      <style:paragraph-properties fo:margin-left="0cm" fo:margin-right="0cm" style:line-height-at-least="0.353cm" fo:text-align="start" style:justify-single-word="false" fo:text-indent="0cm" style:auto-text-indent="false"/>
      <style:text-properties fo:color="#332a99" loext:opacity="100%" style:font-name="Consolas" fo:font-size="9.60000038146973pt" fo:letter-spacing="normal" fo:language="en" fo:country="US" fo:font-weight="bold" officeooo:rsid="0017b24e" officeooo:paragraph-rsid="001b924a" fo:background-color="transparent" style:font-size-asian="9.60000038146973pt" style:font-weight-asian="bold" style:font-size-complex="9.60000038146973pt"/>
    </style:style>
    <style:style style:name="P186" style:family="paragraph" style:parent-style-name="Preformatted_20_Text">
      <style:text-properties fo:color="#ffbf00" loext:opacity="100%" style:font-name="Segoe UI" fo:font-size="9.60000038146973pt" fo:language="bg" fo:country="BG" fo:font-weight="normal" officeooo:rsid="0019c7c9" officeooo:paragraph-rsid="0025479e" fo:background-color="#332a99"/>
    </style:style>
    <style:style style:name="P187" style:family="paragraph" style:parent-style-name="Code">
      <loext:graphic-properties draw:fill="solid" draw:fill-color="#d9d9d9"/>
      <style:paragraph-properties fo:margin-top="0.141cm" fo:margin-bottom="0cm" style:contextual-spacing="false" fo:background-color="#d9d9d9" fo:padding-left="0.141cm" fo:padding-right="0.141cm" fo:padding-top="0.035cm" fo:padding-bottom="0.035cm" fo:border="0.51pt solid #000000" style:shadow="none"/>
      <style:text-properties style:font-name="Segoe UI" fo:font-size="7pt" officeooo:paragraph-rsid="006e728f" style:font-size-asian="7pt" style:font-size-complex="7pt"/>
    </style:style>
    <style:style style:name="P188" style:family="paragraph" style:parent-style-name="Code">
      <loext:graphic-properties draw:fill="solid" draw:fill-color="#d9d9d9"/>
      <style:paragraph-properties fo:margin-top="0.141cm" fo:margin-bottom="0cm" style:contextual-spacing="false" style:line-height-at-least="0.466cm" fo:background-color="#d9d9d9" fo:padding-left="0.141cm" fo:padding-right="0.141cm" fo:padding-top="0.035cm" fo:padding-bottom="0.035cm" fo:border="0.51pt solid #000000" style:shadow="none"/>
      <style:text-properties fo:color="#332a99" loext:opacity="100%" style:font-name="Consolas1" fo:font-size="9.60000038146973pt" fo:language="bg" fo:country="BG" fo:font-weight="normal" officeooo:rsid="0084d904" officeooo:paragraph-rsid="0084d904" fo:background-color="transparent" style:font-weight-asian="normal" style:font-weight-complex="bold"/>
    </style:style>
    <style:style style:name="P189" style:family="paragraph" style:parent-style-name="Heading_20_3">
      <style:text-properties style:font-name="Segoe UI" fo:font-size="7pt" officeooo:paragraph-rsid="006e728f" style:font-size-asian="7pt" style:font-size-complex="7pt"/>
    </style:style>
    <style:style style:name="P190" style:family="paragraph" style:parent-style-name="Standard">
      <style:text-properties fo:color="#ffbf00" loext:opacity="100%" style:font-name="Segoe UI" fo:font-size="9.60000038146973pt" fo:language="bg" fo:country="BG" fo:font-weight="normal" officeooo:rsid="0019c7c9" officeooo:paragraph-rsid="001b924a" fo:background-color="#332a99" style:font-size-asian="9.60000038146973pt" style:font-size-complex="9.60000038146973pt" loext:padding="0cm" loext:border="none"/>
    </style:style>
    <style:style style:name="P191" style:family="paragraph" style:parent-style-name="Standard">
      <style:text-properties fo:color="#332a99" loext:opacity="100%" style:font-name="Consolas1" fo:font-size="9.60000038146973pt" fo:language="bg" fo:country="BG" fo:font-weight="bold" officeooo:rsid="00b63836" officeooo:paragraph-rsid="002a524e" fo:background-color="transparent" style:font-weight-asian="bold" style:font-weight-complex="bold"/>
    </style:style>
    <style:style style:name="P192" style:family="paragraph" style:parent-style-name="Standard">
      <style:text-properties fo:color="#332a99" loext:opacity="100%" style:font-name="Consolas2" fo:font-size="9.60000038146973pt" fo:language="en" fo:country="US" fo:font-weight="bold" officeooo:rsid="0039c090" officeooo:paragraph-rsid="0039c090" fo:background-color="transparent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cc1bc"/>
    </style:style>
    <style:style style:name="T3" style:family="text">
      <style:text-properties fo:language="en" fo:country="US" officeooo:rsid="003decb1"/>
    </style:style>
    <style:style style:name="T4" style:family="text">
      <style:text-properties fo:language="en" fo:country="US" officeooo:rsid="0049e816"/>
    </style:style>
    <style:style style:name="T5" style:family="text">
      <style:text-properties fo:language="en" fo:country="US" officeooo:rsid="004b09be"/>
    </style:style>
    <style:style style:name="T6" style:family="text">
      <style:text-properties fo:language="en" fo:country="US" officeooo:rsid="007a7c91"/>
    </style:style>
    <style:style style:name="T7" style:family="text">
      <style:text-properties fo:language="en" fo:country="US" officeooo:rsid="007c77d6"/>
    </style:style>
    <style:style style:name="T8" style:family="text">
      <style:text-properties fo:language="en" fo:country="US" officeooo:rsid="007ebd65"/>
    </style:style>
    <style:style style:name="T9" style:family="text">
      <style:text-properties fo:language="en" fo:country="US" officeooo:rsid="008249ae"/>
    </style:style>
    <style:style style:name="T10" style:family="text">
      <style:text-properties fo:language="en" fo:country="US" officeooo:rsid="008295e6"/>
    </style:style>
    <style:style style:name="T11" style:family="text">
      <style:text-properties fo:language="en" fo:country="US" officeooo:rsid="00862f95"/>
    </style:style>
    <style:style style:name="T12" style:family="text">
      <style:text-properties fo:language="en" fo:country="US" officeooo:rsid="008fbaf5"/>
    </style:style>
    <style:style style:name="T13" style:family="text">
      <style:text-properties fo:language="en" fo:country="US" officeooo:rsid="009449ae"/>
    </style:style>
    <style:style style:name="T14" style:family="text">
      <style:text-properties fo:language="en" fo:country="US" officeooo:rsid="0098a3ba"/>
    </style:style>
    <style:style style:name="T15" style:family="text">
      <style:text-properties fo:language="en" fo:country="US" fo:background-color="#f6f9d4" loext:char-shading-value="0"/>
    </style:style>
    <style:style style:name="T16" style:family="text">
      <style:text-properties fo:language="en" fo:country="US" officeooo:rsid="00a17da4"/>
    </style:style>
    <style:style style:name="T17" style:family="text">
      <style:text-properties fo:language="en" fo:country="US" officeooo:rsid="00ad99cb"/>
    </style:style>
    <style:style style:name="T18" style:family="text">
      <style:text-properties fo:language="en" fo:country="US" officeooo:rsid="00b0d9cf"/>
    </style:style>
    <style:style style:name="T19" style:family="text">
      <style:text-properties fo:language="en" fo:country="US" officeooo:rsid="00b67d57"/>
    </style:style>
    <style:style style:name="T20" style:family="text">
      <style:text-properties fo:language="en" fo:country="US" officeooo:rsid="00b85a2f"/>
    </style:style>
    <style:style style:name="T21" style:family="text">
      <style:text-properties fo:language="en" fo:country="US" officeooo:rsid="00bdf9ba"/>
    </style:style>
    <style:style style:name="T22" style:family="text">
      <style:text-properties fo:language="en" fo:country="US" officeooo:rsid="00bf2ebe"/>
    </style:style>
    <style:style style:name="T23" style:family="text">
      <style:text-properties fo:language="en" fo:country="US" officeooo:rsid="00c26c1f"/>
    </style:style>
    <style:style style:name="T24" style:family="text">
      <style:text-properties fo:language="en" fo:country="US" officeooo:rsid="00c6116b"/>
    </style:style>
    <style:style style:name="T25" style:family="text">
      <style:text-properties fo:color="#dc3958" loext:opacity="100%"/>
    </style:style>
    <style:style style:name="T26" style:family="text">
      <style:text-properties fo:color="#dc3958" loext:opacity="100%" style:font-name="Consolas1" fo:letter-spacing="normal" fo:language="en" fo:country="US" officeooo:rsid="002c132c" fo:background-color="#221a0f" loext:char-shading-value="0" style:font-weight-asian="bold"/>
    </style:style>
    <style:style style:name="T27" style:family="text">
      <style:text-properties fo:color="#dc3958" loext:opacity="100%" style:font-name="Consolas1" fo:font-size="9.60000038146973pt" fo:font-weight="normal"/>
    </style:style>
    <style:style style:name="T28" style:family="text">
      <style:text-properties fo:color="#dc3958" loext:opacity="100%" style:font-name="Consolas1" fo:font-size="9.60000038146973pt" fo:font-weight="normal" fo:background-color="#221a0f" loext:char-shading-value="0"/>
    </style:style>
    <style:style style:name="T29" style:family="text">
      <style:text-properties fo:color="#dc3958" loext:opacity="100%" officeooo:rsid="0056b89c"/>
    </style:style>
    <style:style style:name="T30" style:family="text">
      <style:text-properties fo:color="#dc3958" loext:opacity="100%" fo:language="bg" fo:country="BG" officeooo:rsid="005f7be5"/>
    </style:style>
    <style:style style:name="T31" style:family="text">
      <style:text-properties fo:color="#dc3958" loext:opacity="100%" fo:language="bg" fo:country="BG" officeooo:rsid="00ad99cb"/>
    </style:style>
    <style:style style:name="T32" style:family="text">
      <style:text-properties fo:color="#dc3958" loext:opacity="100%" fo:language="en" fo:country="US"/>
    </style:style>
    <style:style style:name="T33" style:family="text">
      <style:text-properties fo:color="#dc3958" loext:opacity="100%" fo:language="en" fo:country="US" officeooo:rsid="007c77d6"/>
    </style:style>
    <style:style style:name="T34" style:family="text">
      <style:text-properties fo:color="#dc3958" loext:opacity="100%" fo:language="en" fo:country="US" officeooo:rsid="00bdf9ba"/>
    </style:style>
    <style:style style:name="T35" style:family="text">
      <style:text-properties fo:color="#f79a32" loext:opacity="100%"/>
    </style:style>
    <style:style style:name="T36" style:family="text">
      <style:text-properties fo:color="#f79a32" loext:opacity="100%" officeooo:rsid="0056b89c"/>
    </style:style>
    <style:style style:name="T37" style:family="text">
      <style:text-properties fo:color="#f79a32" loext:opacity="100%" fo:language="bg" fo:country="BG" officeooo:rsid="005f7be5"/>
    </style:style>
    <style:style style:name="T38" style:family="text">
      <style:text-properties fo:color="#f79a32" loext:opacity="100%" style:font-name="Consolas1" fo:font-size="9.60000038146973pt" fo:font-weight="normal"/>
    </style:style>
    <style:style style:name="T39" style:family="text">
      <style:text-properties fo:color="#f79a32" loext:opacity="100%" fo:language="en" fo:country="US"/>
    </style:style>
    <style:style style:name="T40" style:family="text">
      <style:text-properties fo:color="#f79a32" loext:opacity="100%" fo:language="en" fo:country="US" officeooo:rsid="00bdf9ba"/>
    </style:style>
    <style:style style:name="T41" style:family="text">
      <style:text-properties fo:color="#889b4a" loext:opacity="100%"/>
    </style:style>
    <style:style style:name="T42" style:family="text">
      <style:text-properties fo:color="#889b4a" loext:opacity="100%" style:font-name="Consolas1" fo:letter-spacing="normal" fo:language="en" fo:country="US" officeooo:rsid="002c132c" fo:background-color="#221a0f" loext:char-shading-value="0" style:font-weight-asian="bold"/>
    </style:style>
    <style:style style:name="T43" style:family="text">
      <style:text-properties fo:color="#889b4a" loext:opacity="100%" style:font-name="Consolas1" fo:font-size="9.60000038146973pt" fo:font-weight="normal"/>
    </style:style>
    <style:style style:name="T44" style:family="text">
      <style:text-properties fo:color="#889b4a" loext:opacity="100%" officeooo:rsid="0056b89c"/>
    </style:style>
    <style:style style:name="T45" style:family="text">
      <style:text-properties fo:color="#889b4a" loext:opacity="100%" fo:language="bg" fo:country="BG" officeooo:rsid="005f7be5"/>
    </style:style>
    <style:style style:name="T46" style:family="text">
      <style:text-properties fo:color="#889b4a" loext:opacity="100%" fo:language="en" fo:country="US" officeooo:rsid="00bdf9ba"/>
    </style:style>
    <style:style style:name="T47" style:family="text">
      <style:text-properties officeooo:rsid="0019c7c9"/>
    </style:style>
    <style:style style:name="T48" style:family="text">
      <style:text-properties fo:language="bg" fo:country="BG"/>
    </style:style>
    <style:style style:name="T49" style:family="text">
      <style:text-properties fo:language="bg" fo:country="BG" officeooo:rsid="0019c7c9"/>
    </style:style>
    <style:style style:name="T50" style:family="text">
      <style:text-properties fo:language="bg" fo:country="BG" officeooo:rsid="00415ea8"/>
    </style:style>
    <style:style style:name="T51" style:family="text">
      <style:text-properties fo:language="bg" fo:country="BG" officeooo:rsid="0043c40e"/>
    </style:style>
    <style:style style:name="T52" style:family="text">
      <style:text-properties fo:language="bg" fo:country="BG" officeooo:rsid="0044675c"/>
    </style:style>
    <style:style style:name="T53" style:family="text">
      <style:text-properties fo:language="bg" fo:country="BG" officeooo:rsid="00575132"/>
    </style:style>
    <style:style style:name="T54" style:family="text">
      <style:text-properties fo:language="bg" fo:country="BG" officeooo:rsid="005cbfc6"/>
    </style:style>
    <style:style style:name="T55" style:family="text">
      <style:text-properties fo:language="bg" fo:country="BG" officeooo:rsid="005e8ae3"/>
    </style:style>
    <style:style style:name="T56" style:family="text">
      <style:text-properties fo:language="bg" fo:country="BG" officeooo:rsid="005f7be5"/>
    </style:style>
    <style:style style:name="T57" style:family="text">
      <style:text-properties fo:language="bg" fo:country="BG" officeooo:rsid="0056cf48"/>
    </style:style>
    <style:style style:name="T58" style:family="text">
      <style:text-properties fo:language="bg" fo:country="BG" officeooo:rsid="00631bd2"/>
    </style:style>
    <style:style style:name="T59" style:family="text">
      <style:text-properties fo:language="bg" fo:country="BG" officeooo:rsid="00631d77"/>
    </style:style>
    <style:style style:name="T60" style:family="text">
      <style:text-properties fo:language="bg" fo:country="BG" officeooo:rsid="0063deb3"/>
    </style:style>
    <style:style style:name="T61" style:family="text">
      <style:text-properties fo:language="bg" fo:country="BG" officeooo:rsid="00647452"/>
    </style:style>
    <style:style style:name="T62" style:family="text">
      <style:text-properties fo:language="bg" fo:country="BG" fo:background-color="transparent" loext:char-shading-value="0"/>
    </style:style>
    <style:style style:name="T63" style:family="text">
      <style:text-properties fo:language="bg" fo:country="BG" officeooo:rsid="006ac71c" fo:background-color="transparent" loext:char-shading-value="0"/>
    </style:style>
    <style:style style:name="T64" style:family="text">
      <style:text-properties fo:language="bg" fo:country="BG" officeooo:rsid="006ac71c"/>
    </style:style>
    <style:style style:name="T65" style:family="text">
      <style:text-properties fo:language="bg" fo:country="BG" officeooo:rsid="006cb343"/>
    </style:style>
    <style:style style:name="T66" style:family="text">
      <style:text-properties fo:language="bg" fo:country="BG" officeooo:rsid="00700ce0"/>
    </style:style>
    <style:style style:name="T67" style:family="text">
      <style:text-properties fo:language="bg" fo:country="BG" officeooo:rsid="00713bc4"/>
    </style:style>
    <style:style style:name="T68" style:family="text">
      <style:text-properties fo:language="bg" fo:country="BG" officeooo:rsid="00746ea0"/>
    </style:style>
    <style:style style:name="T69" style:family="text">
      <style:text-properties fo:language="bg" fo:country="BG" officeooo:rsid="0074f72b"/>
    </style:style>
    <style:style style:name="T70" style:family="text">
      <style:text-properties fo:language="bg" fo:country="BG" officeooo:rsid="0085b362"/>
    </style:style>
    <style:style style:name="T71" style:family="text">
      <style:text-properties fo:language="bg" fo:country="BG" officeooo:rsid="0087f2f4"/>
    </style:style>
    <style:style style:name="T72" style:family="text">
      <style:text-properties fo:language="bg" fo:country="BG" officeooo:rsid="008fbaf5"/>
    </style:style>
    <style:style style:name="T73" style:family="text">
      <style:text-properties fo:language="bg" fo:country="BG" officeooo:rsid="00983c80"/>
    </style:style>
    <style:style style:name="T74" style:family="text">
      <style:text-properties fo:language="bg" fo:country="BG" officeooo:rsid="00ac852d"/>
    </style:style>
    <style:style style:name="T75" style:family="text">
      <style:text-properties fo:language="bg" fo:country="BG" officeooo:rsid="00ad99cb"/>
    </style:style>
    <style:style style:name="T76" style:family="text">
      <style:text-properties fo:language="bg" fo:country="BG" officeooo:rsid="00b0d9cf"/>
    </style:style>
    <style:style style:name="T77" style:family="text">
      <style:text-properties officeooo:rsid="00200ec6"/>
    </style:style>
    <style:style style:name="T78" style:family="text">
      <style:text-properties fo:color="#98676a" loext:opacity="100%"/>
    </style:style>
    <style:style style:name="T79" style:family="text">
      <style:text-properties fo:color="#98676a" loext:opacity="100%" style:font-name="Consolas1" fo:letter-spacing="normal" fo:language="en" fo:country="US" officeooo:rsid="002c132c" fo:background-color="#221a0f" loext:char-shading-value="0" style:font-weight-asian="bold"/>
    </style:style>
    <style:style style:name="T80" style:family="text">
      <style:text-properties fo:color="#98676a" loext:opacity="100%" style:font-name="Consolas1" fo:font-size="9.60000038146973pt" fo:font-weight="normal"/>
    </style:style>
    <style:style style:name="T81" style:family="text">
      <style:text-properties fo:color="#98676a" loext:opacity="100%" style:font-name="Consolas1" fo:font-size="9.60000038146973pt" fo:font-weight="normal" fo:background-color="#221a0f" loext:char-shading-value="0"/>
    </style:style>
    <style:style style:name="T82" style:family="text">
      <style:text-properties fo:color="#98676a" loext:opacity="100%" fo:language="en" fo:country="US"/>
    </style:style>
    <style:style style:name="T83" style:family="text">
      <style:text-properties fo:color="#98676a" loext:opacity="100%" fo:language="en" fo:country="US" officeooo:rsid="007c77d6"/>
    </style:style>
    <style:style style:name="T84" style:family="text">
      <style:text-properties fo:color="#98676a" loext:opacity="100%" fo:language="en" fo:country="US" officeooo:rsid="00bdf9ba"/>
    </style:style>
    <style:style style:name="T85" style:family="text">
      <style:text-properties fo:color="#98676a" loext:opacity="100%" fo:language="bg" fo:country="BG" officeooo:rsid="00ad99cb"/>
    </style:style>
    <style:style style:name="T86" style:family="text">
      <style:text-properties fo:color="#d3af86" loext:opacity="100%" style:font-name="Consolas1" fo:letter-spacing="normal" fo:language="en" fo:country="US" officeooo:rsid="002c132c" fo:background-color="#221a0f" loext:char-shading-value="0" style:font-weight-asian="bold"/>
    </style:style>
    <style:style style:name="T87" style:family="text">
      <style:text-properties fo:color="#d3af86" loext:opacity="100%" style:font-name="Consolas1" fo:font-size="9.60000038146973pt" fo:font-weight="normal" fo:background-color="#221a0f" loext:char-shading-value="0"/>
    </style:style>
    <style:style style:name="T88" style:family="text">
      <style:text-properties fo:color="#d3af86" loext:opacity="100%" fo:background-color="#221a0f" loext:char-shading-value="0"/>
    </style:style>
    <style:style style:name="T89" style:family="text">
      <style:text-properties style:use-window-font-color="true" loext:opacity="0%" fo:background-color="transparent" loext:char-shading-value="0"/>
    </style:style>
    <style:style style:name="T9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language="bg" fo:country="BG" fo:font-weight="normal" officeooo:rsid="003220e0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language="en" fo:country="US" fo:background-color="#3fe3ef" loext:char-shading-value="0"/>
    </style:style>
    <style:style style:name="T93" style:family="text">
      <style:text-properties style:use-window-font-color="true" loext:opacity="0%" fo:language="en" fo:country="US" officeooo:rsid="0024405e" fo:background-color="#3fe3ef" loext:char-shading-value="0"/>
    </style:style>
    <style:style style:name="T94" style:family="text">
      <style:text-properties fo:color="#8ab1b0" loext:opacity="100%"/>
    </style:style>
    <style:style style:name="T95" style:family="text">
      <style:text-properties fo:color="#8ab1b0" loext:opacity="100%" fo:language="bg" fo:country="BG" officeooo:rsid="005f7be5"/>
    </style:style>
    <style:style style:name="T96" style:family="text">
      <style:text-properties fo:color="#8ab1b0" loext:opacity="100%" fo:language="bg" fo:country="BG" officeooo:rsid="00ad99cb"/>
    </style:style>
    <style:style style:name="T97" style:family="text">
      <style:text-properties fo:color="#8ab1b0" loext:opacity="100%" fo:language="en" fo:country="US"/>
    </style:style>
    <style:style style:name="T98" style:family="text">
      <style:text-properties fo:color="#8ab1b0" loext:opacity="100%" fo:language="en" fo:country="US" officeooo:rsid="007c77d6"/>
    </style:style>
    <style:style style:name="T99" style:family="text">
      <style:text-properties fo:color="#8ab1b0" loext:opacity="100%" fo:language="en" fo:country="US" officeooo:rsid="00bdf9ba"/>
    </style:style>
    <style:style style:name="T100" style:family="text">
      <style:text-properties fo:color="#8ab1b0" loext:opacity="100%" style:font-name="Consolas1" fo:font-size="9.60000038146973pt" fo:font-weight="normal"/>
    </style:style>
    <style:style style:name="T101" style:family="text">
      <style:text-properties fo:color="#8ab1b0" loext:opacity="100%" style:font-name="Consolas1" fo:font-size="9.60000038146973pt" fo:font-weight="normal" fo:background-color="#221a0f" loext:char-shading-value="0"/>
    </style:style>
    <style:style style:name="T102" style:family="text">
      <style:text-properties officeooo:rsid="002a524e"/>
    </style:style>
    <style:style style:name="T103" style:family="text">
      <style:text-properties style:font-name="Consolas2" fo:letter-spacing="normal" fo:font-weight="bold" fo:background-color="#000000" loext:char-shading-value="0" style:font-weight-asian="bold"/>
    </style:style>
    <style:style style:name="T104" style:family="text">
      <style:text-properties style:font-name="Consolas2" fo:letter-spacing="normal" fo:font-weight="bold" officeooo:rsid="002c132c" fo:background-color="#000000" loext:char-shading-value="0" style:font-weight-asian="bold"/>
    </style:style>
    <style:style style:name="T105" style:family="text">
      <style:text-properties style:font-name="Consolas2" fo:letter-spacing="normal" fo:language="en" fo:country="US" fo:font-weight="bold" officeooo:rsid="002c132c" fo:background-color="#000000" loext:char-shading-value="0" style:font-weight-asian="bold"/>
    </style:style>
    <style:style style:name="T106" style:family="text">
      <style:text-properties fo:font-weight="bold" officeooo:rsid="00287cee" style:font-weight-asian="bold" style:font-weight-complex="bold"/>
    </style:style>
    <style:style style:name="T107" style:family="text">
      <style:text-properties fo:color="#332a99" loext:opacity="100%" style:font-name="Consolas2" fo:font-weight="bold" style:font-weight-asian="bold" style:font-weight-complex="bold"/>
    </style:style>
    <style:style style:name="T108" style:family="text">
      <style:text-properties fo:color="#332a99" loext:opacity="100%" style:font-name="Consolas2" fo:letter-spacing="normal" fo:font-weight="bold" fo:background-color="transparent" loext:char-shading-value="0" style:font-weight-asian="bold"/>
    </style:style>
    <style:style style:name="T109" style:family="text">
      <style:text-properties fo:color="#332a99" loext:opacity="100%" style:font-name="Consolas2" fo:letter-spacing="normal" fo:language="en" fo:country="US" fo:font-weight="bold" officeooo:rsid="002c132c" fo:background-color="transparent" loext:char-shading-value="0" style:font-weight-asian="bold"/>
    </style:style>
    <style:style style:name="T110" style:family="text">
      <style:text-properties fo:color="#332a99" loext:opacity="100%" style:font-name="Consolas2" fo:letter-spacing="normal" fo:language="en" fo:country="US" fo:font-weight="bold" officeooo:rsid="0098a3ba" fo:background-color="transparent" loext:char-shading-value="0" style:font-weight-asian="bold"/>
    </style:style>
    <style:style style:name="T111" style:family="text">
      <style:text-properties fo:color="#332a99" loext:opacity="100%" style:font-name="Consolas1" fo:font-size="9.60000038146973pt" fo:language="bg" fo:country="BG" fo:font-weight="normal" officeooo:rsid="009a4b12" fo:background-color="transparent" loext:char-shading-value="0"/>
    </style:style>
    <style:style style:name="T112" style:family="text">
      <style:text-properties fo:color="#332a99" loext:opacity="100%" style:font-name="Consolas1" fo:font-size="9.60000038146973pt" fo:language="en" fo:country="US" fo:font-weight="normal" officeooo:rsid="009a4b12" fo:background-color="transparent" loext:char-shading-value="0"/>
    </style:style>
    <style:style style:name="T113" style:family="text">
      <style:text-properties fo:color="#332a99" loext:opacity="100%" style:font-name="Consolas1" fo:font-size="9.60000038146973pt" fo:font-weight="normal" fo:background-color="transparent" loext:char-shading-value="0"/>
    </style:style>
    <style:style style:name="T114" style:family="text">
      <style:text-properties fo:color="#332a99" loext:opacity="100%" style:font-name="Consolas1" fo:font-size="9.60000038146973pt" fo:font-weight="bold" fo:background-color="transparent" loext:char-shading-value="0" style:font-weight-asian="bold" style:font-weight-complex="bold"/>
    </style:style>
    <style:style style:name="T115" style:family="text">
      <style:text-properties fo:color="#332a99" loext:opacity="100%" style:font-name="Consolas1" fo:font-size="9.60000038146973pt" fo:font-weight="bold" officeooo:rsid="00bb2369" fo:background-color="transparent" loext:char-shading-value="0" style:font-weight-asian="bold" style:font-weight-complex="bold"/>
    </style:style>
    <style:style style:name="T116" style:family="text">
      <style:text-properties fo:color="#332a99" loext:opacity="100%" style:font-name="Consolas1" fo:font-size="9.60000038146973pt" fo:font-weight="bold" officeooo:rsid="00bbb90a" fo:background-color="transparent" loext:char-shading-value="0" style:font-weight-asian="bold" style:font-weight-complex="bold"/>
    </style:style>
    <style:style style:name="T117" style:family="text">
      <style:text-properties fo:color="#332a99" loext:opacity="100%" fo:background-color="transparent" loext:char-shading-value="0"/>
    </style:style>
    <style:style style:name="T118" style:family="text">
      <style:text-properties style:font-name="Consolas1" fo:font-size="9.60000038146973pt"/>
    </style:style>
    <style:style style:name="T119" style:family="text">
      <style:text-properties style:font-name="Consolas1" fo:font-size="9.60000038146973pt" fo:background-color="#fff5ce" loext:char-shading-value="0"/>
    </style:style>
    <style:style style:name="T120" style:family="text">
      <style:text-properties style:font-name="Consolas1" fo:font-size="9.60000038146973pt" fo:language="bg" fo:country="BG"/>
    </style:style>
    <style:style style:name="T121" style:family="text">
      <style:text-properties style:font-name="Consolas1" fo:font-size="9.60000038146973pt" fo:language="bg" fo:country="BG" officeooo:rsid="0050f37d"/>
    </style:style>
    <style:style style:name="T122" style:family="text">
      <style:text-properties style:font-name="Consolas1" fo:font-size="9.60000038146973pt" fo:language="bg" fo:country="BG" officeooo:rsid="0051dab5"/>
    </style:style>
    <style:style style:name="T123" style:family="text">
      <style:text-properties style:font-name="Consolas1" fo:font-size="9.60000038146973pt" fo:language="bg" fo:country="BG" officeooo:rsid="0056b89c"/>
    </style:style>
    <style:style style:name="T124" style:family="text">
      <style:text-properties style:font-name="Consolas1" fo:font-size="9.60000038146973pt" fo:language="bg" fo:country="BG" officeooo:rsid="0056cf48"/>
    </style:style>
    <style:style style:name="T125" style:family="text">
      <style:text-properties style:font-name="Consolas1" fo:font-size="9.60000038146973pt" fo:language="bg" fo:country="BG" officeooo:rsid="00baa0d6" fo:background-color="#ffdbb6" loext:char-shading-value="0"/>
    </style:style>
    <style:style style:name="T126" style:family="text">
      <style:text-properties style:font-name="Consolas1" fo:font-size="9.60000038146973pt" fo:language="bg" fo:country="BG" officeooo:rsid="00bab1c6" fo:background-color="#ffdbb6" loext:char-shading-value="0"/>
    </style:style>
    <style:style style:name="T127" style:family="text">
      <style:text-properties style:font-name="Consolas1" fo:font-size="9.60000038146973pt" officeooo:rsid="0050f37d"/>
    </style:style>
    <style:style style:name="T128" style:family="text">
      <style:text-properties style:font-name="Consolas1" fo:font-size="9.60000038146973pt" officeooo:rsid="0051dab5"/>
    </style:style>
    <style:style style:name="T129" style:family="text">
      <style:text-properties style:font-name="Consolas1" fo:font-size="9.60000038146973pt" officeooo:rsid="00531095"/>
    </style:style>
    <style:style style:name="T130" style:family="text">
      <style:text-properties style:font-name="Consolas1" fo:font-size="9.60000038146973pt" officeooo:rsid="005596e5"/>
    </style:style>
    <style:style style:name="T131" style:family="text">
      <style:text-properties style:font-name="Consolas1" fo:font-size="9.60000038146973pt" officeooo:rsid="0056b89c"/>
    </style:style>
    <style:style style:name="T132" style:family="text">
      <style:text-properties style:font-name="Consolas1" fo:font-size="9.60000038146973pt" officeooo:rsid="0056cf48"/>
    </style:style>
    <style:style style:name="T133" style:family="text">
      <style:text-properties style:font-name="Consolas1" fo:font-size="9.60000038146973pt" fo:language="en" fo:country="US" officeooo:rsid="00baa0d6" fo:background-color="#ffdbb6" loext:char-shading-value="0"/>
    </style:style>
    <style:style style:name="T134" style:family="text">
      <style:text-properties style:font-name="Consolas1" fo:font-size="9.60000038146973pt" fo:language="en" fo:country="US" officeooo:rsid="00bab1c6" fo:background-color="#ffdbb6" loext:char-shading-value="0"/>
    </style:style>
    <style:style style:name="T135" style:family="text">
      <style:text-properties style:font-name="Consolas1" fo:font-size="9.60000038146973pt" fo:language="en" fo:country="US" officeooo:rsid="00badfe1" fo:background-color="#ffdbb6" loext:char-shading-value="0"/>
    </style:style>
    <style:style style:name="T136" style:family="text">
      <style:text-properties style:font-name="Consolas1" fo:font-size="9.60000038146973pt" officeooo:rsid="00600b7f"/>
    </style:style>
    <style:style style:name="T137" style:family="text">
      <style:text-properties style:font-name="Consolas1" fo:font-size="9.60000038146973pt" fo:font-weight="normal"/>
    </style:style>
    <style:style style:name="T138" style:family="text">
      <style:text-properties style:font-name="Consolas1" fo:font-size="9.60000038146973pt" fo:font-weight="normal" fo:background-color="#ff8000" loext:char-shading-value="0"/>
    </style:style>
    <style:style style:name="T139" style:family="text">
      <style:text-properties style:font-name="Consolas1" fo:font-size="9.60000038146973pt" officeooo:rsid="009a4b12"/>
    </style:style>
    <style:style style:name="T140" style:family="text">
      <style:text-properties style:font-name="Consolas1" fo:font-size="9.60000038146973pt" officeooo:rsid="00b9a6b0"/>
    </style:style>
    <style:style style:name="T141" style:family="text">
      <style:text-properties style:font-name="Consolas1" fo:font-size="9.60000038146973pt" officeooo:rsid="00baa0d6"/>
    </style:style>
    <style:style style:name="T142" style:family="text">
      <style:text-properties style:font-name="Consolas1" fo:font-size="9.60000038146973pt" officeooo:rsid="00baa0d6" fo:background-color="#ffdbb6" loext:char-shading-value="0"/>
    </style:style>
    <style:style style:name="T143" style:family="text">
      <style:text-properties style:font-name="Consolas1" fo:font-size="9.60000038146973pt" officeooo:rsid="00c7aa78"/>
    </style:style>
    <style:style style:name="T144" style:family="text">
      <style:text-properties fo:font-size="9.60000038146973pt"/>
    </style:style>
    <style:style style:name="T145" style:family="text">
      <style:text-properties fo:font-size="9.60000038146973pt" fo:language="en" fo:country="US"/>
    </style:style>
    <style:style style:name="T146" style:family="text">
      <style:text-properties fo:font-size="9.60000038146973pt" fo:language="en" fo:country="US" officeooo:rsid="0034b54a"/>
    </style:style>
    <style:style style:name="T147" style:family="text">
      <style:text-properties fo:font-size="9.60000038146973pt" fo:language="bg" fo:country="BG"/>
    </style:style>
    <style:style style:name="T148" style:family="text">
      <style:text-properties officeooo:rsid="003220e0"/>
    </style:style>
    <style:style style:name="T149" style:family="text">
      <style:text-properties officeooo:rsid="003cc1bc"/>
    </style:style>
    <style:style style:name="T150" style:family="text">
      <style:text-properties officeooo:rsid="003decb1"/>
    </style:style>
    <style:style style:name="T151" style:family="text">
      <style:text-properties officeooo:rsid="0044675c"/>
    </style:style>
    <style:style style:name="T152" style:family="text">
      <style:text-properties officeooo:rsid="0049e816"/>
    </style:style>
    <style:style style:name="T153" style:family="text">
      <style:text-properties officeooo:rsid="004b09be"/>
    </style:style>
    <style:style style:name="T154" style:family="text">
      <style:text-properties fo:background-color="#e8f2a1" loext:char-shading-value="0"/>
    </style:style>
    <style:style style:name="T155" style:family="text">
      <style:text-properties officeooo:rsid="0056b89c"/>
    </style:style>
    <style:style style:name="T156" style:family="text">
      <style:text-properties officeooo:rsid="00587d9a"/>
    </style:style>
    <style:style style:name="T157" style:family="text">
      <style:text-properties officeooo:rsid="005a6d7b"/>
    </style:style>
    <style:style style:name="T158" style:family="text">
      <style:text-properties officeooo:rsid="005cbfc6"/>
    </style:style>
    <style:style style:name="T159" style:family="text">
      <style:text-properties officeooo:rsid="005e8ae3"/>
    </style:style>
    <style:style style:name="T160" style:family="text">
      <style:text-properties officeooo:rsid="005f7be5"/>
    </style:style>
    <style:style style:name="T161" style:family="text">
      <style:text-properties fo:background-color="transparent" loext:char-shading-value="0"/>
    </style:style>
    <style:style style:name="T162" style:family="text">
      <style:text-properties officeooo:rsid="006ac71c" fo:background-color="transparent" loext:char-shading-value="0"/>
    </style:style>
    <style:style style:name="T163" style:family="text">
      <style:text-properties officeooo:rsid="00631bd2"/>
    </style:style>
    <style:style style:name="T164" style:family="text">
      <style:text-properties officeooo:rsid="00631d77"/>
    </style:style>
    <style:style style:name="T165" style:family="text">
      <style:text-properties officeooo:rsid="0063deb3"/>
    </style:style>
    <style:style style:name="T166" style:family="text">
      <style:text-properties fo:color="#ffbf00" loext:opacity="100%" fo:language="bg" fo:country="BG" fo:background-color="#000000" loext:char-shading-value="0"/>
    </style:style>
    <style:style style:name="T167" style:family="text">
      <style:text-properties fo:color="#ffbf00" loext:opacity="100%" fo:language="bg" fo:country="BG" officeooo:rsid="00766c77" fo:background-color="#000000" loext:char-shading-value="0"/>
    </style:style>
    <style:style style:name="T168" style:family="text">
      <style:text-properties fo:color="#ffbf00" loext:opacity="100%" fo:background-color="#000000" loext:char-shading-value="0"/>
    </style:style>
    <style:style style:name="T169" style:family="text">
      <style:text-properties fo:color="#ffbf00" loext:opacity="100%" officeooo:rsid="0070fecb" fo:background-color="#000000" loext:char-shading-value="0"/>
    </style:style>
    <style:style style:name="T170" style:family="text">
      <style:text-properties fo:color="#ffbf00" loext:opacity="100%" officeooo:rsid="00766c77" fo:background-color="#000000" loext:char-shading-value="0"/>
    </style:style>
    <style:style style:name="T171" style:family="text">
      <style:text-properties fo:color="#ffbf00" loext:opacity="100%" fo:language="en" fo:country="US" officeooo:rsid="00841bb1" fo:background-color="#111111" loext:char-shading-value="0"/>
    </style:style>
    <style:style style:name="T172" style:family="text">
      <style:text-properties fo:color="#ffbf00" loext:opacity="100%" fo:language="en" fo:country="US" officeooo:rsid="008295e6" fo:background-color="#111111" loext:char-shading-value="0"/>
    </style:style>
    <style:style style:name="T173" style:family="text">
      <style:text-properties fo:color="#ffbf00" loext:opacity="100%" fo:language="en" fo:country="US" officeooo:rsid="007c77d6" fo:background-color="#111111" loext:char-shading-value="0"/>
    </style:style>
    <style:style style:name="T174" style:family="text">
      <style:text-properties officeooo:rsid="006ac71c"/>
    </style:style>
    <style:style style:name="T175" style:family="text">
      <style:text-properties officeooo:rsid="006cb343"/>
    </style:style>
    <style:style style:name="T176" style:family="text">
      <style:text-properties style:font-name="Segoe UI" fo:font-size="7pt" style:font-size-asian="7pt" style:font-size-complex="7pt"/>
    </style:style>
    <style:style style:name="T177" style:family="text">
      <style:text-properties officeooo:rsid="0070fecb"/>
    </style:style>
    <style:style style:name="T178" style:family="text">
      <style:text-properties officeooo:rsid="00713bc4"/>
    </style:style>
    <style:style style:name="T179" style:family="text">
      <style:text-properties officeooo:rsid="00746ea0"/>
    </style:style>
    <style:style style:name="T180" style:family="text">
      <style:text-properties officeooo:rsid="0077ce52"/>
    </style:style>
    <style:style style:name="T181" style:family="text">
      <style:text-properties officeooo:rsid="007a7c91"/>
    </style:style>
    <style:style style:name="T182" style:family="text">
      <style:text-properties officeooo:rsid="007c77d6"/>
    </style:style>
    <style:style style:name="T183" style:family="text">
      <style:text-properties officeooo:rsid="007ebd65"/>
    </style:style>
    <style:style style:name="T184" style:family="text">
      <style:text-properties officeooo:rsid="008249ae"/>
    </style:style>
    <style:style style:name="T185" style:family="text">
      <style:text-properties officeooo:rsid="0085b362"/>
    </style:style>
    <style:style style:name="T186" style:family="text">
      <style:text-properties officeooo:rsid="00862f95"/>
    </style:style>
    <style:style style:name="T187" style:family="text">
      <style:text-properties officeooo:rsid="008b0603"/>
    </style:style>
    <style:style style:name="T188" style:family="text">
      <style:text-properties officeooo:rsid="0024405e"/>
    </style:style>
    <style:style style:name="T189" style:family="text">
      <style:text-properties officeooo:rsid="009449ae"/>
    </style:style>
    <style:style style:name="T190" style:family="text">
      <style:text-properties officeooo:rsid="0099f4c7"/>
    </style:style>
    <style:style style:name="T191" style:family="text">
      <style:text-properties fo:font-variant="normal" fo:text-transform="none" fo:color="#000000" loext:opacity="100%" style:font-name="Times New Roman" fo:font-size="9.60000038146973pt" fo:letter-spacing="normal" fo:language="en" fo:country="US" fo:font-style="normal" fo:font-weight="normal" fo:background-color="#f6f9d4" loext:char-shading-value="0"/>
    </style:style>
    <style:style style:name="T192" style:family="text">
      <style:text-properties fo:color="#2a6099" loext:opacity="100%" style:font-name="Consolas1" fo:font-size="9.60000038146973pt" fo:language="bg" fo:country="BG" fo:font-weight="bold" officeooo:rsid="00a46701" fo:background-color="transparent" loext:char-shading-value="0" style:font-weight-asian="bold" style:font-weight-complex="bold"/>
    </style:style>
    <style:style style:name="T193" style:family="text">
      <style:text-properties fo:color="#2a6099" loext:opacity="100%" style:font-name="Consolas1" fo:font-size="9.60000038146973pt" fo:language="en" fo:country="US" fo:font-weight="bold" officeooo:rsid="00a46701" fo:background-color="transparent" loext:char-shading-value="0" style:font-weight-asian="bold" style:font-weight-complex="bold"/>
    </style:style>
    <style:style style:name="T194" style:family="text">
      <style:text-properties officeooo:rsid="00a72615"/>
    </style:style>
    <style:style style:name="T195" style:family="text">
      <style:text-properties officeooo:rsid="00b67d57"/>
    </style:style>
    <style:style style:name="T196" style:family="text">
      <style:text-properties officeooo:rsid="00b9a6b0"/>
    </style:style>
    <style:style style:name="T197" style:family="text">
      <style:text-properties officeooo:rsid="00bf2ebe"/>
    </style:style>
    <style:style style:name="T198" style:family="text">
      <style:text-properties officeooo:rsid="00bf96a7"/>
    </style:style>
    <style:style style:name="T199" style:family="text">
      <style:text-properties officeooo:rsid="00c26c1f"/>
    </style:style>
    <style:style style:name="T200" style:family="text">
      <style:text-properties officeooo:rsid="00c2ff67"/>
    </style:style>
    <style:style style:name="T201" style:family="text">
      <style:text-properties officeooo:rsid="00c7aa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1. SCAFFOLD folder</text:p>
      <text:p text:style-name="P14"/>
      <text:p text:style-name="P190"><text:span text:style-name="Source_20_Text"><text:span text:style-name="T110"/></text:span></text:p>
      <text:p text:style-name="P183"><text:span text:style-name="Source_20_Text"><text:span text:style-name="T103">- </text:span></text:span><text:span text:style-name="Source_20_Text"><text:span text:style-name="T104">За всяко ново </text:span></text:span><text:span text:style-name="Source_20_Text"><text:span text:style-name="T105">view:</text:span></text:span></text:p>
      <text:p text:style-name="P184"><text:span text:style-name="Source_20_Text"><text:span text:style-name="T79">import</text:span></text:span><text:span text:style-name="Source_20_Text"><text:span text:style-name="T86"> { </text:span></text:span><text:span text:style-name="Source_20_Text"><text:span text:style-name="T26">html</text:span></text:span><text:span text:style-name="Source_20_Text"><text:span text:style-name="T86"> } </text:span></text:span><text:span text:style-name="Source_20_Text"><text:span text:style-name="T79">from</text:span></text:span><text:span text:style-name="Source_20_Text"><text:span text:style-name="T86"> '</text:span></text:span><text:span text:style-name="Source_20_Text"><text:span text:style-name="T42">../../node_modules/lit-html/lit-html.js</text:span></text:span><text:span text:style-name="Source_20_Text"><text:span text:style-name="T86">'</text:span></text:span></text:p>
      <text:p text:style-name="P183"><text:span text:style-name="Source_20_Text"><text:span text:style-name="T109"/></text:span></text:p>
      <text:p text:style-name="P17"/>
      <text:p text:style-name="P54"><text:span text:style-name="T102">- </text:span>Start the server - <text:span text:style-name="T106">C:\Users\Owner\OneDrive\Desktop\JS-JS-JS\JSAppsExamPreparation\LIVE\server&gt;</text:span></text:p>
      <text:p text:style-name="P145">&gt; cd..</text:p>
      <text:p text:style-name="P146">&gt; cd live</text:p>
      <text:p text:style-name="P146">&gt; cd server</text:p>
      <text:p text:style-name="P141">&gt; node server.js</text:p>
      <text:p text:style-name="P55"/>
      <text:p text:style-name="P57"/>
      <text:p text:style-name="P191"/>
      <text:p text:style-name="P39"/>
      <text:p text:style-name="P86"/>
      <text:p text:style-name="P87"/>
      <text:p text:style-name="P113"/>
      <text:p text:style-name="P88"/>
      <text:p text:style-name="P88"/>
      <text:p text:style-name="P88"/>
      <text:p text:style-name="P33"/>
      <text:p text:style-name="P33"/>
      <text:p text:style-name="P33"/>
      <text:p text:style-name="P33"/>
      <text:p text:style-name="P33"/>
      <text:p text:style-name="P78"/>
      <text:p text:style-name="P103"/>
      <text:p text:style-name="P152"/>
      <text:p text:style-name="P136"/>
      <text:p text:style-name="P137"/>
      <text:p text:style-name="P138"/>
      <text:p text:style-name="P124"/>
      <text:p text:style-name="P135"/>
      <text:p text:style-name="P135"/>
      <text:p text:style-name="P52"/>
      <text:p text:style-name="P186"><text:span text:style-name="Source_20_Text"><text:span text:style-name="T89"/></text:span></text:p>
      <text:p text:style-name="P12"/>
      <text:p text:style-name="P11"/>
      <text:p text:style-name="P29"/>
      <text:p text:style-name="P27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Times New Roman" svg:font-family="'Times New Roman'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28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7T10:59:44.573000000</dc:date>
    <meta:editing-duration>PT18H25M5S</meta:editing-duration>
    <meta:editing-cycles>170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31" meta:character-count="239" meta:non-whitespace-character-count="216"/>
  </office:meta>
</office:document-meta>
</file>